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48cm"/>
    </style:style>
    <style:style style:name="co2" style:family="table-column">
      <style:table-column-properties fo:break-before="auto" style:column-width="5.512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7.77cm"/>
    </style:style>
    <style:style style:name="co6" style:family="table-column">
      <style:table-column-properties fo:break-before="auto" style:column-width="5.438cm"/>
    </style:style>
    <style:style style:name="co7" style:family="table-column">
      <style:table-column-properties fo:break-before="auto" style:column-width="4.477cm"/>
    </style:style>
    <style:style style:name="co8" style:family="table-column">
      <style:table-column-properties fo:break-before="auto" style:column-width="5.66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7.177cm"/>
    </style:style>
    <style:style style:name="co11" style:family="table-column">
      <style:table-column-properties fo:break-before="auto" style:column-width="7.666cm"/>
    </style:style>
    <style:style style:name="co12" style:family="table-column">
      <style:table-column-properties fo:break-before="auto" style:column-width="5.653cm"/>
    </style:style>
    <style:style style:name="co13" style:family="table-column">
      <style:table-column-properties fo:break-before="auto" style:column-width="6.585cm"/>
    </style:style>
    <style:style style:name="co14" style:family="table-column">
      <style:table-column-properties fo:break-before="auto" style:column-width="4.681cm"/>
    </style:style>
    <style:style style:name="co15" style:family="table-column">
      <style:table-column-properties fo:break-before="auto" style:column-width="5.72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6.659cm"/>
    </style:style>
    <style:style style:name="co18" style:family="table-column">
      <style:table-column-properties fo:break-before="auto" style:column-width="15cm"/>
    </style:style>
    <style:style style:name="co19" style:family="table-column">
      <style:table-column-properties fo:break-before="auto" style:column-width="5.853cm"/>
    </style:style>
    <style:style style:name="co20" style:family="table-column">
      <style:table-column-properties fo:break-before="auto" style:column-width="7.978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0.492cm" fo:break-before="auto" style:use-optimal-row-height="tru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9.319cm" fo:break-before="auto" style:use-optimal-row-height="true"/>
    </style:style>
    <style:style style:name="ro14" style:family="table-row">
      <style:table-row-properties style:row-height="6.791cm" fo:break-before="auto" style:use-optimal-row-height="true"/>
    </style:style>
    <style:style style:name="ro15" style:family="table-row">
      <style:table-row-properties style:row-height="8.056cm" fo:break-before="auto" style:use-optimal-row-height="true"/>
    </style:style>
    <style:style style:name="ro16" style:family="table-row">
      <style:table-row-properties style:row-height="11.425cm" fo:break-before="auto" style:use-optimal-row-height="true"/>
    </style:style>
    <style:style style:name="ro17" style:family="table-row">
      <style:table-row-properties style:row-height="14.796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3cm" fo:break-before="auto" style:use-optimal-row-height="true"/>
    </style:style>
    <style:style style:name="ro20" style:family="table-row">
      <style:table-row-properties style:row-height="5.106cm" fo:break-before="auto" style:use-optimal-row-height="true"/>
    </style:style>
    <style:style style:name="ro21" style:family="table-row">
      <style:table-row-properties style:row-height="17.7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order-bottom="0.002cm solid #000000" fo:background-color="#ffff00" fo:wrap-option="wrap" fo:border-left="0.002cm solid #000000" fo:border-right="0.002cm solid #000000" fo:border-top="none" style:vertical-align="top"/>
      <style:text-properties fo:color="#0000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6" style:family="table-cell" style:parent-style-name="Default">
      <style:table-cell-properties fo:border-bottom="none" fo:background-color="#ffff00" fo:wrap-option="wrap" fo:border-left="0.002cm solid #000000" fo:border-right="0.002cm solid #000000" fo:border-top="none" style:vertical-align="top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wrap-option="no-wrap" style:vertical-align="top"/>
    </style:style>
    <style:style style:name="ce10" style:family="table-cell" style:parent-style-name="Default">
      <style:table-cell-properties fo:border-bottom="0.002cm solid #000000" fo:background-color="#cccccc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cccc" fo:wrap-option="wrap" style:vertical-align="top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3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top"/>
      <style:text-properties style:font-name="Arial" fo:language="zxx" fo:country="none" style:language-asian="en" style:country-asian="US" style:font-size-complex="5.65000009536743pt" style:language-complex="en" style:country-complex="US"/>
    </style:style>
    <style:style style:name="ce20" style:family="table-cell" style:parent-style-name="Default">
      <style:table-cell-properties fo:border-bottom="0.002cm solid #000000" fo:background-color="#cccccc" fo:wrap-option="wrap" fo:border-left="none" fo:border-right="none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language="zxx" fo:country="none" fo:font-weight="normal" style:language-asian="en" style:country-asian="US" style:font-weight-asian="normal" style:font-size-complex="5.65000009536743pt" style:language-complex="en" style:country-complex="US" style:font-weight-complex="normal"/>
    </style:style>
    <style:style style:name="ce23" style:family="table-cell" style:parent-style-name="Default">
      <style:table-cell-properties fo:wrap-option="wrap" style:vertical-align="top"/>
      <style:text-properties fo:language="zxx" fo:country="none" style:language-asian="en" style:country-asian="US" style:font-size-complex="5.65000009536743pt" style:language-complex="en" style:country-complex="US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  <style:text-properties style:font-name="Arial" fo:language="zxx" fo:country="none" fo:font-weight="bold" style:language-asian="en" style:country-asian="US" style:font-weight-asian="bold" style:font-size-complex="5.65000009536743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language="zxx" fo:country="none" fo:font-weight="normal" style:language-asian="en" style:country-asian="US" style:font-weight-asian="normal" style:font-size-complex="5.65000009536743pt" style:language-complex="en" style:country-complex="US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#cccccc" fo:wrap-option="wrap" fo:border="none" style:vertical-align="top"/>
    </style:style>
    <style:style style:name="ce36" style:family="table-cell" style:parent-style-name="Default">
      <style:table-cell-properties fo:wrap-option="wrap" fo:border="none" style:vertical-align="top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wrap-option="wrap" fo:border-left="0.002cm solid #000000" fo:border-right="0.002cm solid #000000" fo:border-top="none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wrap-option="wrap" fo:border-left="0.002cm solid #000000" fo:border-right="0.002cm solid #000000" fo:border-top="none" style:vertical-align="top"/>
      <style:text-properties style:font-name="Arial" fo:language="zxx" fo:country="none" fo:font-weight="bold" style:language-asian="en" style:country-asian="US" style:font-weight-asian="bold" style:font-size-complex="5.65000009536743pt" style:language-complex="en" style:country-complex="US" style:font-weight-complex="bold"/>
    </style:style>
    <style:style style:name="ce47" style:family="table-cell" style:parent-style-name="Default">
      <style:table-cell-properties fo:background-color="#cccccc" fo:wrap-option="wrap" style:vertical-align="top"/>
      <style:text-properties style:font-name="Arial" fo:language="zxx" fo:country="none" style:language-asian="en" style:country-asian="US" style:font-size-complex="5.65000009536743pt" style:language-complex="en" style:country-complex="US"/>
    </style:style>
    <style:style style:name="ce4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5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  <style:text-properties fo:color="#00ff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fo:language="zxx" fo:country="none" fo:font-weight="normal" style:language-asian="en" style:country-asian="US" style:font-weight-asian="normal" style:font-size-complex="5.65000009536743pt" style:language-complex="en" style:country-complex="US" style:font-weight-complex="normal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 fo:font-weight="normal" style:language-asian="en" style:country-asian="US" style:font-weight-asian="normal" style:font-size-complex="5.65000009536743pt" style:language-complex="en" style:country-complex="US" style:font-weight-complex="normal"/>
    </style:style>
    <style:style style:name="T1" style:family="text">
      <style:text-properties style:font-name="Arial"/>
    </style:style>
    <style:style style:name="T2" style:family="text">
      <style:text-properties fo:language="zxx" fo:country="none" style:language-asian="en" style:country-asian="US" style:font-size-complex="5.69999980926514pt" style:language-complex="en" style:country-complex="US"/>
    </style:style>
    <style:style style:name="T3" style:family="text">
      <style:text-properties fo:language="fr" fo:country="FR" style:language-asian="zxx" style:country-asian="none" style:font-size-complex="10pt" style:language-complex="zxx" style:country-complex="none"/>
    </style:style>
  </office:automatic-styles>
  <office:body>
    <office:spreadsheet>
      <table:table table:name="1AvatarCallsFlow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34" table:default-cell-style-name="ce3"/>
        <table:table-row table:style-name="ro1">
          <table:table-cell table:style-name="ce1" office:value-type="string">
            <text:p>Solipsis – 1 Avatar Calls Flows</text:p>
          </table:table-cell>
          <table:table-cell table:style-name="ce9" table:number-columns-repeated="10"/>
          <table:table-cell table:style-name="ce42"/>
          <table:table-cell table:style-name="ce9" table:number-columns-repeated="237"/>
        </table:table-row>
        <table:table-row table:style-name="ro2">
          <table:table-cell table:style-name="Default"/>
          <table:table-cell table:style-name="ce9" table:number-columns-repeated="10"/>
          <table:table-cell table:style-name="ce42"/>
          <table:table-cell table:style-name="ce9" table:number-columns-repeated="237"/>
        </table:table-row>
        <table:table-row table:style-name="ro2">
          <table:table-cell table:style-name="ce2" office:value-type="string">
            <text:p>Context/Arguments</text:p>
          </table:table-cell>
          <table:table-cell table:style-name="ce9" office:value-type="string">
            <text:p>RakNetServer.exe -m D:\tmp\solipsis\cacheServerDeltastation -s 11112222 -p 8559</text:p>
          </table:table-cell>
          <table:table-cell table:style-name="ce9" table:number-columns-repeated="3"/>
          <table:table-cell table:style-name="ce9" office:value-type="string">
            <text:p>Peer module embedded into Navigator.exe (NCS : NullClientServer config)</text:p>
          </table:table-cell>
          <table:table-cell table:style-name="ce9" table:number-columns-repeated="3"/>
          <table:table-cell table:style-name="ce9" office:value-type="string">
            <text:p>-m D:\tmp\solipsis\cacheRelease</text:p>
          </table:table-cell>
          <table:table-cell table:style-name="ce9"/>
          <table:table-cell table:style-name="ce42"/>
          <table:table-cell table:style-name="ce9" office:value-type="string">
            <text:p>localhost:8550</text:p>
          </table:table-cell>
          <table:table-cell table:style-name="ce9"/>
          <table:table-cell table:style-name="ce9" office:value-type="string">
            <text:p>Localhost:30002</text:p>
          </table:table-cell>
          <table:table-cell table:style-name="ce9" table:number-columns-repeated="234"/>
        </table:table-row>
        <table:table-row table:style-name="ro2">
          <table:table-cell table:number-columns-repeated="249"/>
        </table:table-row>
        <table:table-row table:style-name="ro3">
          <table:table-cell table:style-name="ce4" office:value-type="string">
            <text:p>Actions</text:p>
          </table:table-cell>
          <table:table-cell table:style-name="ce10" office:value-type="string" table:number-columns-spanned="3" table:number-rows-spanned="1">
            <text:p>RakNetServer (SRV)</text:p>
          </table:table-cell>
          <table:covered-table-cell table:number-columns-repeated="2" table:style-name="ce20"/>
          <table:table-cell table:style-name="ce24" office:value-type="string">
            <text:p>UDP</text:p>
          </table:table-cell>
          <table:table-cell table:style-name="ce10" office:value-type="string" table:number-columns-spanned="3" table:number-rows-spanned="1">
            <text:p>PeerModuleRakNet (PEER1)</text:p>
          </table:table-cell>
          <table:covered-table-cell table:number-columns-repeated="2" table:style-name="ce20"/>
          <table:table-cell table:style-name="ce24" office:value-type="string">
            <text:p>XMLRPC</text:p>
          </table:table-cell>
          <table:table-cell table:style-name="ce10" office:value-type="string" table:number-columns-spanned="2" table:number-rows-spanned="1">
            <text:p>Navigator (NAV1)</text:p>
          </table:table-cell>
          <table:covered-table-cell table:style-name="ce10"/>
          <table:table-cell table:style-name="ce24" office:value-type="string">
            <text:p>HTTP</text:p>
          </table:table-cell>
          <table:table-cell table:style-name="ce10" office:value-type="string">
            <text:p>WorldsServer (WS)</text:p>
          </table:table-cell>
          <table:table-cell table:style-name="ce24" office:value-type="string">
            <text:p>TCP</text:p>
          </table:table-cell>
          <table:table-cell table:style-name="ce10" office:value-type="string">
            <text:p>VoiceServer (VSRV)</text:p>
          </table:table-cell>
          <table:table-cell table:style-name="ce48" table:number-columns-repeated="234"/>
        </table:table-row>
        <table:table-row table:style-name="ro4">
          <table:table-cell table:style-name="ce5"/>
          <table:table-cell table:style-name="ce11" office:value-type="string">
            <text:p>RakNetServer::run()</text:p>
          </table:table-cell>
          <table:table-cell table:style-name="ce11" office:value-type="string">
            <text:p>CacheManager</text:p>
          </table:table-cell>
          <table:table-cell table:style-name="ce11" office:value-type="string">
            <text:p>SiteNode</text:p>
          </table:table-cell>
          <table:table-cell table:style-name="ce25"/>
          <table:table-cell table:style-name="ce11" office:value-type="string">
            <text:p>AvatarNode</text:p>
          </table:table-cell>
          <table:table-cell table:style-name="ce11" office:value-type="string">
            <text:p>CacheManager</text:p>
          </table:table-cell>
          <table:table-cell table:style-name="ce11" office:value-type="string">
            <text:p>Peer</text:p>
          </table:table-cell>
          <table:table-cell table:style-name="ce25"/>
          <table:table-cell table:style-name="ce35" office:value-type="string">
            <text:p>NodeEventListener::run()</text:p>
          </table:table-cell>
          <table:table-cell table:style-name="ce11" office:value-type="string">
            <text:p>Navigator</text:p>
          </table:table-cell>
          <table:table-cell table:style-name="ce25"/>
          <table:table-cell table:style-name="ce11" office:value-type="string">
            <text:p>ThreadedHTTPServer::handlerRequest()</text:p>
          </table:table-cell>
          <table:table-cell table:style-name="ce45"/>
          <table:table-cell table:style-name="ce47" office:value-type="string">
            <text:p>VoiceServerMainThread::run()</text:p>
          </table:table-cell>
          <table:table-cell table:number-columns-repeated="234"/>
        </table:table-row>
        <table:table-row table:style-name="ro5">
          <table:table-cell table:style-name="ce6" office:value-type="string">
            <text:p>1- Avatar1 is connecting on 1 Solipsis world, caches are consistent on peer1 and server.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 office:value-type="string">
            <text:p>Launch applications</text:p>
          </table:table-cell>
          <table:table-cell office:value-type="string">
            <text:p>RakNetServer::initialize()</text:p>
            <text:p>RakNetConnection::initialize()</text:p>
            <text:p>CacheManager::initialize()</text:p>
            <text:p>new SiteNode</text:p>
            <text:p>SiteNode::loadNode()</text:p>
          </table:table-cell>
          <table:table-cell table:number-columns-repeated="2"/>
          <table:table-cell table:style-name="ce25"/>
          <table:table-cell table:number-columns-repeated="2"/>
          <table:table-cell office:value-type="string">
            <text:p>Peer::_initialize()</text:p>
            <text:p>PhysicsEngine::init()</text:p>
            <text:p>IP2NServer::createServer()</text:p>
            <text:p>RakNetConnection::initialize()</text:p>
          </table:table-cell>
          <table:table-cell table:style-name="ce25"/>
          <table:table-cell table:style-name="ce36"/>
          <table:table-cell table:style-name="Default"/>
          <table:table-cell table:style-name="ce44"/>
          <table:table-cell table:style-name="Default"/>
          <table:table-cell table:style-name="ce45"/>
          <table:table-cell table:number-columns-repeated="235"/>
        </table:table-row>
        <table:table-row table:style-name="ro7">
          <table:table-cell table:style-name="ce5"/>
          <table:table-cell office:value-type="string">
            <text:p>RakNetServer::loadEntity(site + all present entities)</text:p>
            <text:p>*RakNetEntity::AddFilesInCacheManager()</text:p>
            <text:p>*RakNetEntity::addEntity()</text:p>
            <text:p>*RakNetEntity + SerialAuth</text:p>
            <text:p>*RakNetEntity::BroadcastConstruction()</text:p>
          </table:table-cell>
          <table:table-cell table:style-name="Default"/>
          <table:table-cell/>
          <table:table-cell table:style-name="ce25"/>
          <table:table-cell table:number-columns-repeated="3"/>
          <table:table-cell table:style-name="ce25"/>
          <table:table-cell table:style-name="ce36"/>
          <table:table-cell table:style-name="Default"/>
          <table:table-cell table:style-name="ce44"/>
          <table:table-cell table:style-name="Default"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12"/>
          <table:table-cell office:value-type="string">
            <text:p>*addFile()</text:p>
            <text:p>+ SSF + SOF</text:p>
          </table:table-cell>
          <table:table-cell/>
          <table:table-cell table:style-name="ce25"/>
          <table:table-cell table:number-columns-repeated="3"/>
          <table:table-cell table:style-name="ce25"/>
          <table:table-cell table:style-name="ce36"/>
          <table:table-cell table:style-name="Default"/>
          <table:table-cell table:style-name="ce44"/>
          <table:table-cell table:style-name="Default"/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Press WORLDS button</text:p>
          </table:table-cell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GUI::world()</text:p>
          </table:table-cell>
          <table:table-cell table:style-name="ce26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 office:value-type="string">
            <text:p>Select Station world + press OK</text:p>
          </table:table-cell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 office:value-type="string">
            <text:p>&gt;</text:p>
          </table:table-cell>
          <table:table-cell table:style-name="ce25" office:value-type="string">
            <text:p>http://WS@/uiworlds.html?navVersion=00010009</text:p>
          </table:table-cell>
          <table:table-cell table:style-name="ce32" office:value-type="string">
            <text:p>&g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/>
          <table:table-cell table:style-name="ce25"/>
          <table:table-cell table:style-name="ce40" office:value-type="string">
            <text:p>WSRequestHandler::do_GET()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 office:value-type="string">
            <text:p>&lt;</text:p>
          </table:table-cell>
          <table:table-cell table:style-name="ce25" office:value-type="string">
            <text:p>uiworlds.html page</text:p>
          </table:table-cell>
          <table:table-cell table:style-name="ce32" office:value-type="string">
            <text:p>&l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Press CONNECT (authenticate)</text:p>
          </table:table-cell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GUI::authentWorldsServer()</text:p>
          </table:table-cell>
          <table:table-cell table:style-name="ce26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 office:value-type="string">
            <text:p>&gt;</text:p>
          </table:table-cell>
          <table:table-cell table:style-name="ce25" office:value-type="string">
            <text:p>http://WS@/uiauthentws.html?navVersion=00010009&amp;login=greg2&amp;pwd=greg2</text:p>
          </table:table-cell>
          <table:table-cell table:style-name="ce32" office:value-type="string">
            <text:p>&g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/>
          <table:table-cell table:style-name="ce25"/>
          <table:table-cell table:style-name="ce40" office:value-type="string">
            <text:p>WSRequestHandler::do_GET()</text:p>
          </table:table-cell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 office:value-type="string">
            <text:p>&lt;</text:p>
          </table:table-cell>
          <table:table-cell table:style-name="ce25" office:value-type="string">
            <text:p>uiauthentws.html succeeded page</text:p>
          </table:table-cell>
          <table:table-cell table:style-name="ce32" office:value-type="string">
            <text:p>&l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Press OK (enter in world)</text:p>
          </table:table-cell>
          <table:table-cell table:style-name="Default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GUI::authentWorldsServerOK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13"/>
          <table:table-cell table:number-columns-repeated="2"/>
          <table:table-cell table:style-name="ce25"/>
          <table:table-cell table:number-columns-repeated="3"/>
          <table:table-cell table:style-name="ce26"/>
          <table:table-cell table:style-name="ce37"/>
          <table:table-cell office:value-type="string">
            <text:p>Navigator::connect()</text:p>
            <text:p>NavigatorXMLRPCClient::login()</text:p>
            <text:p>P2NNullClient::login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13"/>
          <table:table-cell table:number-columns-repeated="2"/>
          <table:table-cell table:style-name="ce25"/>
          <table:table-cell table:number-columns-repeated="2"/>
          <table:table-cell table:style-name="ce15" office:value-type="string">
            <text:p>&lt;</text:p>
          </table:table-cell>
          <table:table-cell table:style-name="ce25" office:value-type="string">
            <text:p>Login(&lt;solipsis&gt;&lt; username+world@ + nodeId /&gt;&lt;/solipsis&gt;)</text:p>
          </table:table-cell>
          <table:table-cell table:style-name="ce28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4" office:value-type="string">
            <text:p>RakNet sleeping ...</text:p>
          </table:table-cell>
          <table:table-cell table:number-columns-repeated="2"/>
          <table:table-cell table:style-name="ce26"/>
          <table:table-cell table:number-columns-repeated="2"/>
          <table:table-cell office:value-type="string">
            <text:p>Peer::login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NEW_INCOMING_CONNECTION</text:p>
          </table:table-cell>
          <table:table-cell table:number-columns-repeated="2" table:style-name="ce28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4" office:value-type="string">
            <text:p>RakNet &g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CONNECTION_REQUEST_ACCEPTED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13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Default" office:value-type="string">
            <text:p>Peer::createAvatarNode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/>
          <table:table-cell table:number-columns-repeated="3"/>
          <table:table-cell table:style-name="ce25"/>
          <table:table-cell/>
          <table:table-cell table:style-name="Default"/>
          <table:table-cell office:value-type="string">
            <text:p>New or Load entity from SAF file</text:p>
            <text:p>RakNetEntity::AddFilesInCacheManager()</text:p>
            <text:p>RakNetEntity::addEntity()</text:p>
            <text:p>RakNetEntity + SerialAuth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7"/>
          <table:table-cell table:style-name="Default" table:number-columns-repeated="3"/>
          <table:table-cell table:style-name="ce26"/>
          <table:table-cell table:style-name="Default"/>
          <table:table-cell office:value-type="string">
            <text:p>*addFile()</text:p>
            <text:p>+ SAF + SIF</text:p>
          </table:table-cell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9">
          <table:table-cell table:style-name="ce5"/>
          <table:table-cell table:number-columns-repeated="3"/>
          <table:table-cell table:style-name="ce25"/>
          <table:table-cell office:value-type="string">
            <text:p>OnNewEntity()</text:p>
            <text:p>+OwnedEntity</text:p>
            <text:p>RakNetEntity + SerialAuth</text:p>
            <text:p>Entity::createPhysics()</text:p>
          </table:table-cell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14" office:value-type="string">
            <text:p>RakNet sleeping ...</text:p>
          </table:table-cell>
          <table:table-cell table:number-columns-repeated="2"/>
          <table:table-cell table:style-name="ce25"/>
          <table:table-cell/>
          <table:table-cell table:style-name="Default"/>
          <table:table-cell office:value-type="string">
            <text:p>RakNetEntity::BroadcastConstruction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CONSTRUCTION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office:value-type="string">
            <text:p>RM2Connection::Construct()</text:p>
            <text:p>new Entity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SERIALIZE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16" office:value-type="string">
            <text:p>Entity::Deserialize()</text:p>
            <text:p>RakNetEntity::requestFilesFromCacheManager()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6"/>
          <table:table-cell table:style-name="ce17" office:value-type="string">
            <text:p>*requestFile()</text:p>
          </table:table-cell>
          <table:table-cell table:style-name="ce21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Default"/>
          <table:table-cell table:style-name="ce13" office:value-type="string">
            <text:p>Nota:files are already present</text:p>
          </table:table-cell>
          <table:table-cell table:style-name="Default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office:value-type="string">
            <text:p>RakNetEntity::addEntity()</text:p>
            <text:p>Entity::OnNewEntity()</text:p>
            <text:p>SiteNode::onNewEntity()</text:p>
          </table:table-cell>
          <table:table-cell table:style-name="ce13"/>
          <table:table-cell table:style-name="Default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/>
          <table:table-cell table:style-name="ce13"/>
          <table:table-cell table:style-name="Default" office:value-type="string">
            <text:p>OnNewEntity()</text:p>
          </table:table-cell>
          <table:table-cell table:style-name="ce26"/>
          <table:table-cell table:style-name="ce21" table:number-columns-repeated="2"/>
          <table:table-cell/>
          <table:table-cell table:style-name="ce2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style-name="ce29"/>
          <table:table-cell table:style-name="ce21"/>
          <table:table-cell table:style-name="ce15" office:value-type="string">
            <text:p>&gt;</text:p>
          </table:table-cell>
          <table:table-cell table:style-name="ce25" office:value-type="string">
            <text:p>HandleEvt(&lt;evt&gt;ETNewEntity&lt;/evt&gt;)</text:p>
          </table:table-cell>
          <table:table-cell table:style-name="ce38" office:value-type="string">
            <text:p>&gt;</text:p>
          </table:table-cell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 office:value-type="string">
            <text:p>processEvents()</text:p>
            <text:p>onPeerNew()</text:p>
            <text:p>OgrePeerManager::load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14" office:value-type="string">
            <text:p>ReplicaMgr send construction of site entity &g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CONSTRUCTION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RM2Connection::Construct()</text:p>
            <text:p>new Entity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14" office:value-type="string">
            <text:p>ReplicaMgr send serialization of site entity &g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SERIALIZE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Entity::Deserialize()</text:p>
            <text:p>RakNetEntity::requestFilesFromCacheManager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number-columns-repeated="3"/>
          <table:table-cell table:style-name="ce25"/>
          <table:table-cell/>
          <table:table-cell table:style-name="Default" office:value-type="string">
            <text:p>*requestFile()</text:p>
          </table:table-cell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number-columns-repeated="3"/>
          <table:table-cell table:style-name="ce25"/>
          <table:table-cell/>
          <table:table-cell table:style-name="ce13" office:value-type="string">
            <text:p>Nota:files are already present</text:p>
          </table:table-cell>
          <table:table-cell office:value-type="string">
            <text:p>*Entity::OnTransferComplete()</text:p>
            <text:p>RakNetEntity::addEntity()</text:p>
            <text:p>Entity::OnNewEntity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number-columns-repeated="3"/>
          <table:table-cell table:style-name="ce25"/>
          <table:table-cell office:value-type="string">
            <text:p>onNewEntity()</text:p>
            <text:p>Entity::createPhysics()</text:p>
            <text:p/>
          </table:table-cell>
          <table:table-cell/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number-columns-repeated="2"/>
          <table:table-cell table:style-name="Default"/>
          <table:table-cell table:style-name="ce2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style-name="ce29"/>
          <table:table-cell table:style-name="ce21"/>
          <table:table-cell table:style-name="ce15" office:value-type="string">
            <text:p>&gt;</text:p>
          </table:table-cell>
          <table:table-cell table:style-name="ce25" office:value-type="string">
            <text:p>HandleEvt(&lt;evt&gt;ETNewEntity&lt;/evt&gt;)</text:p>
          </table:table-cell>
          <table:table-cell table:style-name="ce39" office:value-type="string">
            <text:p>&gt;</text:p>
          </table:table-cell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 office:value-type="string">
            <text:p>processEvents()</text:p>
            <text:p>onPeerNew()</text:p>
            <text:p>OgrePeerManager::load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office:value-type="string">
            <text:p>AvatarEntity::createPhysics()</text:p>
            <text:p>AvatarEntity::pos = entry gate</text:p>
          </table:table-cell>
          <table:table-cell table:number-columns-repeated="2"/>
          <table:table-cell table:style-name="ce2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style-name="ce29"/>
          <table:table-cell table:style-name="ce21"/>
          <table:table-cell table:style-name="ce15" office:value-type="string">
            <text:p>&gt;</text:p>
          </table:table-cell>
          <table:table-cell table:style-name="ce25" office:value-type="string">
            <text:p>HandleEvt(&lt;evt&gt;ETUpdatedEntity&lt;/evt&gt;)</text:p>
          </table:table-cell>
          <table:table-cell table:style-name="ce39" office:value-type="string">
            <text:p>&gt;</text:p>
          </table:table-cell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 office:value-type="string">
            <text:p>processEvents()</text:p>
            <text:p>onPeerUpdated()</text:p>
            <text:p>OgrePeerManager::update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6" office:value-type="string">
            <text:p>2- Avatar1 moves.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10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OgrePeerManager::frameStarted()</text:p>
            <text:p>Avatar::update()</text:p>
            <text:p>Avatar::animate()</text:p>
            <text:p>Avatar::mUpdatedXmlEntity::setDisplacement()</text:p>
            <text:p>OgrePeer::getUpdatedXmlEntity()</text:p>
            <text:p>Navigator::sendEvents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style-name="ce30" table:number-columns-repeated="2"/>
          <table:table-cell table:style-name="ce33" office:value-type="string">
            <text:p>&lt;</text:p>
          </table:table-cell>
          <table:table-cell table:style-name="ce25" office:value-type="string">
            <text:p>SendEvt(&lt;evt&gt;ETUpdatedEntity&lt;/evt&gt;)</text:p>
          </table:table-cell>
          <table:table-cell table:style-name="ce21" office:value-type="string">
            <text:p>_____</text:p>
          </table:table-cell>
          <table:table-cell table:style-name="ce41" office:value-type="string">
            <text:p>&lt;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Peer::sendEvt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Peer::run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 office:value-type="string">
            <text:p>processEvt()</text:p>
          </table:table-cell>
          <table:table-cell table:number-columns-repeated="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Peer::_fireTick()</text:p>
            <text:p>Peer::mPhysicsScene::preStep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/>
          <table:table-cell table:number-columns-repeated="3"/>
          <table:table-cell table:style-name="ce25"/>
          <table:table-cell office:value-type="string">
            <text:p>tick()</text:p>
            <text:p>Entity::update()</text:p>
            <text:p>Entity::mPhysicsCharacter::move()</text:p>
            <text:p>Entity::mXmlEntity::setPosition()</text:p>
          </table:table-cell>
          <table:table-cell table:number-columns-repeated="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Peer::mPhysicsScene::postStep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4" office:value-type="string">
            <text:p>RakNet sleeping ...</text:p>
          </table:table-cell>
          <table:table-cell table:number-columns-repeated="2"/>
          <table:table-cell table:style-name="ce25"/>
          <table:table-cell table:number-columns-repeated="2"/>
          <table:table-cell office:value-type="string">
            <text:p>Entity::Serialize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SERIALIZE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17" office:value-type="string">
            <text:p>Entity::Deserialize()</text:p>
          </table:table-cell>
          <table:table-cell table:style-name="ce17" table:number-columns-repeated="2"/>
          <table:table-cell table:style-name="ce26"/>
          <table:table-cell table:style-name="ce17" office:value-type="string">
            <text:p>tick()</text:p>
          </table:table-cell>
          <table:table-cell table:style-name="ce17" table:number-columns-repeated="2"/>
          <table:table-cell table:style-name="ce2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18"/>
          <table:table-cell table:style-name="ce17" table:number-columns-repeated="2"/>
          <table:table-cell table:style-name="ce26"/>
          <table:table-cell table:style-name="ce29"/>
          <table:table-cell table:style-name="ce21"/>
          <table:table-cell table:style-name="ce15" office:value-type="string">
            <text:p>&gt;</text:p>
          </table:table-cell>
          <table:table-cell table:style-name="ce25" office:value-type="string">
            <text:p>HandleEvt(&lt;evt&gt;ETUpdatedEntity&lt;/evt&gt;)</text:p>
          </table:table-cell>
          <table:table-cell table:style-name="ce39" office:value-type="string">
            <text:p>&gt;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18"/>
          <table:table-cell table:style-name="ce17" table:number-columns-repeated="2"/>
          <table:table-cell table:style-name="ce26"/>
          <table:table-cell table:style-name="ce17" table:number-columns-repeated="3"/>
          <table:table-cell table:style-name="ce25"/>
          <table:table-cell table:style-name="ce36"/>
          <table:table-cell table:style-name="ce40" office:value-type="string">
            <text:p>processEvents()</text:p>
            <text:p>onPeerUpdated()</text:p>
            <text:p>OgrePeerManager::update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18"/>
          <table:table-cell table:style-name="ce17" table:number-columns-repeated="2"/>
          <table:table-cell table:style-name="ce26"/>
          <table:table-cell table:style-name="ce17"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6" office:value-type="string">
            <text:p>3- Avatar1 creates 1 object in the world.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Open Modeler, create 1 box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GUI::modelerMainCreateBox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 office:value-type="string">
            <text:p>Quit Modeler, autosave object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table:style-name="ce19" office:value-type="string">
            <text:p>Navigator::endModeling()</text:p>
            <text:p><text:span text:style-name="T1">Navigator::mdlrXMLSave()</text:span></text:p>
            <text:p><text:span text:style-name="T1">Modeler::XMLSave()</text:span></text:p>
            <text:p><text:span text:style-name="T1">OgrePeerManager::onObject3DSave()</text:span></text:p>
            <text:p><text:span text:style-name="T1">new Object(new XmlEntity)</text:span>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number-columns-repeated="2"/>
          <table:table-cell table:style-name="ce33" office:value-type="string">
            <text:p>&lt;</text:p>
          </table:table-cell>
          <table:table-cell table:style-name="ce25" office:value-type="string">
            <text:p>SendEvt(&lt;evt&gt;ETNewEntity&lt;/evt&gt;)</text:p>
          </table:table-cell>
          <table:table-cell table:style-name="ce21" office:value-type="string">
            <text:p>_____</text:p>
          </table:table-cell>
          <table:table-cell table:style-name="ce41" office:value-type="string">
            <text:p>&lt;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Peer::sendEvt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Peer::run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/>
          <table:table-cell table:number-columns-repeated="3"/>
          <table:table-cell table:style-name="ce25"/>
          <table:table-cell office:value-type="string">
            <text:p>processEvt()</text:p>
            <text:p>new Entity()</text:p>
            <text:p>RakNetEntity::AddFilesInCacheManager()</text:p>
            <text:p>RakNetEntity::addEntity()</text:p>
          </table:table-cell>
          <table:table-cell table:number-columns-repeated="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style-name="Default"/>
          <table:table-cell office:value-type="string">
            <text:p>addFile()</text:p>
            <text:p>+ SOF</text:p>
          </table:table-cell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number-columns-repeated="3"/>
          <table:table-cell table:style-name="ce25"/>
          <table:table-cell office:value-type="string">
            <text:p>onNewEntity()</text:p>
            <text:p>+OwnedEntity</text:p>
            <text:p>RakNetEntity + SerialAuth</text:p>
          </table:table-cell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8"/>
          <table:table-cell table:style-name="ce14" office:value-type="string">
            <text:p>RakNet sleeping ...</text:p>
          </table:table-cell>
          <table:table-cell table:number-columns-repeated="2"/>
          <table:table-cell table:style-name="ce25"/>
          <table:table-cell office:value-type="string">
            <text:p>RakNetEntity::BroadcastConstruction()</text:p>
          </table:table-cell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CONSTRUCTION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office:value-type="string">
            <text:p>RM2Connection::Construct()</text:p>
            <text:p>new Entity</text:p>
          </table:table-cell>
          <table:table-cell table:style-name="ce21" table:number-columns-repeated="2"/>
          <table:table-cell table:style-name="ce26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SERIALIZE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16" office:value-type="string">
            <text:p>Entity::Deserialize()</text:p>
            <text:p>RakNetEntity::requestFilesFromCacheManager()</text:p>
          </table:table-cell>
          <table:table-cell table:style-name="ce21" table:number-columns-repeated="2"/>
          <table:table-cell table:style-name="ce26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6"/>
          <table:table-cell table:style-name="ce17" office:value-type="string">
            <text:p>requestFile()</text:p>
          </table:table-cell>
          <table:table-cell table:style-name="ce21"/>
          <table:table-cell table:style-name="ce26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RakNet &g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REQUESTING_FILETRANSFER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Peer::run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/>
          <table:table-cell office:value-type="string">
            <text:p>sendFile()</text:p>
          </table:table-cell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office:value-type="string">
            <text:p>RakNetEntity::addEntity()</text:p>
            <text:p>Entity::OnNewEntity()</text:p>
            <text:p>SiteNode::onNewEntity()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DOWNLOAD_PROGRESS (33%)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11">
          <table:table-cell table:style-name="ce5"/>
          <table:table-cell table:style-name="ce12"/>
          <table:table-cell table:style-name="ce22" office:value-type="string">
            <text:p>OnFileProgress(33%)</text:p>
          </table:table-cell>
          <table:table-cell table:style-name="ce21"/>
          <table:table-cell table:style-name="ce27"/>
          <table:table-cell table:style-name="ce21" table:number-columns-repeated="2"/>
          <table:table-cell table:style-name="ce34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DOWNLOAD_PROGRESS (66%)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2"/>
          <table:table-cell table:style-name="ce22" office:value-type="string">
            <text:p>OnFileProgress(66%)</text:p>
          </table:table-cell>
          <table:table-cell table:style-name="ce21"/>
          <table:table-cell table:style-name="ce27"/>
          <table:table-cell table:style-name="ce21" table:number-columns-repeated="2"/>
          <table:table-cell table:style-name="ce34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DOWNLOAD_PROGRESS (100%)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/>
          <table:table-cell table:style-name="ce23" office:value-type="string">
            <text:p>OnFile()</text:p>
          </table:table-cell>
          <table:table-cell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office:value-type="string">
            <text:p>RakNetEntity::onTransferComplete()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6" office:value-type="string">
            <text:p>4- Avatar1 talks.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 office:value-type="string">
            <text:p>Open avatar context panel, press Talk to start speaking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::toggleVoip()</text:p>
            <text:p>VoiceEngine::connect()</text:p>
            <text:p>FmodSpeexVoipHandler::connect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style-name="Default" office:value-type="string">
            <text:p>VoiceServer::acceptConnection()</text:p>
          </table:table-cell>
          <table:table-cell table:number-columns-repeated="234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sendLogin()</text:p>
          </table:table-cell>
          <table:table-cell table:style-name="ce25" office:value-type="string">
            <text:p>_____</text:p>
          </table:table-cell>
          <table:table-cell table:style-name="ce21" office:value-type="string">
            <text:p>_____</text:p>
          </table:table-cell>
          <table:table-cell table:style-name="ce45" office:value-type="string">
            <text:p>VP_LOGIN</text:p>
          </table:table-cell>
          <table:table-cell table:style-name="ce32" office:value-type="string">
            <text:p>&gt;</text:p>
          </table:table-cell>
          <table:table-cell table:number-columns-repeated="234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 table:style-name="ce21"/>
          <table:table-cell table:style-name="ce45"/>
          <table:table-cell table:style-name="ce40" office:value-type="string">
            <text:p>VoiceServer::newAvatar()</text:p>
            <text:p>*Avatar::addVSCListener()</text:p>
          </table:table-cell>
          <table:table-cell table:number-columns-repeated="234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sendEnableVOIP()</text:p>
          </table:table-cell>
          <table:table-cell table:style-name="ce25" office:value-type="string">
            <text:p>_____</text:p>
          </table:table-cell>
          <table:table-cell table:style-name="ce21" office:value-type="string">
            <text:p>_____</text:p>
          </table:table-cell>
          <table:table-cell table:style-name="ce45" office:value-type="string">
            <text:p>VP_ENABLE_VOIP</text:p>
          </table:table-cell>
          <table:table-cell table:style-name="ce32" office:value-type="string">
            <text:p>&gt;</text:p>
          </table:table-cell>
          <table:table-cell table:number-columns-repeated="234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VoiceEngine::startRecording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FrameListener::frameStarted()</text:p>
            <text:p>NavigatorSound::update()</text:p>
            <text:p>VoiceEngine::update()</text:p>
          </table:table-cell>
          <table:table-cell table:style-name="ce25" office:value-type="string">
            <text:p>_____</text:p>
          </table:table-cell>
          <table:table-cell table:style-name="ce21" office:value-type="string">
            <text:p>_____</text:p>
          </table:table-cell>
          <table:table-cell table:style-name="ce46" office:value-type="string">
            <text:p>VP_AUDIO_TO_SERVER</text:p>
          </table:table-cell>
          <table:table-cell table:style-name="ce32" office:value-type="string">
            <text:p>&gt;</text:p>
          </table:table-cell>
          <table:table-cell table:number-columns-repeated="234"/>
        </table:table-row>
        <table:table-row table:style-name="ro6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 table:style-name="ce21"/>
          <table:table-cell table:style-name="ce46"/>
          <table:table-cell table:style-name="ce40" office:value-type="string">
            <text:p>VoiceServer::recvAudioFrames()</text:p>
            <text:p>*VSCListeners::audioDatasReceived()</text:p>
            <text:p>*Avatar::sendAudioFrames()</text:p>
            <text:p/>
          </table:table-cell>
          <table:table-cell table:number-columns-repeated="234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 office:value-type="string">
            <text:p>&lt;</text:p>
          </table:table-cell>
          <table:table-cell table:style-name="ce25" office:value-type="string">
            <text:p>_____</text:p>
          </table:table-cell>
          <table:table-cell table:style-name="ce21" office:value-type="string">
            <text:p>_____</text:p>
          </table:table-cell>
          <table:table-cell table:style-name="ce46" office:value-type="string">
            <text:p>VP_AUDIO_TO_CLIENT</text:p>
          </table:table-cell>
          <table:table-cell table:style-name="ce32"/>
          <table:table-cell table:number-columns-repeated="234"/>
        </table:table-row>
        <table:table-row table:style-name="ro8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FmodSpeexVoipHandler::receiveThread::run()</text:p>
            <text:p>FmodSpeexVoipHandler::recvAudioFrames()</text:p>
          </table:table-cell>
          <table:table-cell table:style-name="ce25"/>
          <table:table-cell table:style-name="ce21"/>
          <table:table-cell table:style-name="ce46"/>
          <table:table-cell table:style-name="ce32"/>
          <table:table-cell table:number-columns-repeated="234"/>
        </table:table-row>
        <table:table-row table:style-name="ro2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 office:value-type="string">
            <text:p>Open avatar context panel, press Talk to stop speaking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::toggleVoip()</text:p>
            <text:p>VoiceEngine::stopRecording()</text:p>
            <text:p>VoiceEngine::disconnect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6" office:value-type="string">
            <text:p>5- Avatar1 quit world.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 office:value-type="string">
            <text:p>Select File&gt;Exit</text:p>
          </table:table-cell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::disconnect()</text:p>
            <text:p>NodeEventListener::stop()</text:p>
            <text:p>NodeEventListener:finalize()</text:p>
            <text:p>NavigatorXMLRPCClient::logout()</text:p>
            <text:p>P2NNullClient::logout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2"/>
          <table:table-cell table:style-name="ce15" office:value-type="string">
            <text:p>&lt;</text:p>
          </table:table-cell>
          <table:table-cell table:style-name="ce25" office:value-type="string">
            <text:p>Logout(nodeId)</text:p>
          </table:table-cell>
          <table:table-cell table:style-name="ce28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Peer::logout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number-columns-repeated="3"/>
          <table:table-cell table:style-name="ce25"/>
          <table:table-cell office:value-type="string">
            <text:p>saveNode()</text:p>
            <text:p>PhysicsEngine::destroyScene()</text:p>
            <text:p>RakNet::CloseConnection()</text:p>
          </table:table-cell>
          <table:table-cell table:number-columns-repeated="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5" office:value-type="string">
            <text:p>ID_DISCONNECTION_NOTIFICATION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/>
          <table:table-cell table:style-name="ce19" office:value-type="string">
            <text:p>RakNetEntity::deleteByAddress()</text:p>
            <text:p>Entity::BroadcastDestruction()</text:p>
            <text:p>delete Entity</text:p>
            <text:p>Entity::removeEntity()</text:p>
            <text:p>SiteNode::onLostEntity()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 office:value-type="string">
            <text:p>Stop applications</text:p>
          </table:table-cell>
          <table:table-cell office:value-type="string">
            <text:p>RakNetServer::finalize()</text:p>
            <text:p>SiteNode::saveNode()</text:p>
            <text:p>delete SiteNode</text:p>
            <text:p>RakNetConnection::finalize()</text:p>
            <text:p>CacheManager::finalize()</text:p>
          </table:table-cell>
          <table:table-cell table:number-columns-repeated="2"/>
          <table:table-cell table:style-name="ce25"/>
          <table:table-cell table:number-columns-repeated="2"/>
          <table:table-cell office:value-type="string">
            <text:p>Peer::_finalize()</text:p>
            <text:p>delete IP2NServer::Server</text:p>
            <text:p>PhysicsEngine::shutdown()</text:p>
            <text:p>RakNetConnection::finalize()</text:p>
          </table:table-cell>
          <table:table-cell table:style-name="ce25"/>
          <table:table-cell table:style-name="ce36"/>
          <table:table-cell office:value-type="string">
            <text:p>NavigatorGUI::quit()</text:p>
            <text:p>CacheManager::finalize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 table:number-rows-repeated="12"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 table:number-rows-repeated="65406">
          <table:table-cell table:number-columns-repeated="249"/>
        </table:table-row>
        <table:table-row table:style-name="ro2">
          <table:table-cell table:number-columns-repeated="249"/>
        </table:table-row>
      </table:table>
      <table:table table:name="1AvatarLogs" table:style-name="ta1" table:print="false">
        <office:forms form:automatic-focus="false" form:apply-design-mode="false"/>
        <table:table-column table:style-name="co17" table:default-cell-style-name="ce3"/>
        <table:table-column table:style-name="co18" table:number-columns-repeated="4" table:default-cell-style-name="ce5"/>
        <table:table-column table:style-name="co16" table:number-columns-repeated="237" table:default-cell-style-name="Default"/>
        <table:table-row table:style-name="ro1">
          <table:table-cell table:style-name="ce1" office:value-type="string">
            <text:p>Solipsis – 1 Avatar Logs</text:p>
          </table:table-cell>
          <table:table-cell table:style-name="ce9" table:number-columns-repeated="241"/>
        </table:table-row>
        <table:table-row table:style-name="ro2">
          <table:table-cell/>
          <table:table-cell table:style-name="ce3" table:number-columns-repeated="241"/>
        </table:table-row>
        <table:table-row table:style-name="ro12">
          <table:table-cell table:style-name="ce4" office:value-type="string">
            <text:p>Actions</text:p>
          </table:table-cell>
          <table:table-cell table:style-name="ce50" office:value-type="string">
            <text:p>SRV Logs</text:p>
          </table:table-cell>
          <table:table-cell table:style-name="ce50" office:value-type="string">
            <text:p>PEER1+NAV1 Logs</text:p>
          </table:table-cell>
          <table:table-cell table:style-name="ce50" office:value-type="string">
            <text:p>WS Logs</text:p>
          </table:table-cell>
          <table:table-cell table:style-name="ce50" office:value-type="string">
            <text:p>VSRV Logs</text:p>
          </table:table-cell>
          <table:table-cell table:style-name="ce48" table:number-columns-repeated="235"/>
          <table:table-cell table:style-name="ce3" table:number-columns-repeated="2"/>
        </table:table-row>
        <table:table-row table:style-name="ro5">
          <table:table-cell table:style-name="ce6" office:value-type="string">
            <text:p>1- Avatar1 is connecting on 1 Solipsis world, caches are consistent on peer and server.</text:p>
          </table:table-cell>
          <table:table-cell table:number-columns-repeated="4"/>
          <table:table-cell table:style-name="ce3" table:number-columns-repeated="237"/>
        </table:table-row>
        <table:table-row table:style-name="ro13">
          <table:table-cell table:style-name="ce49" office:value-type="string">
            <text:p>Launch applications</text:p>
          </table:table-cell>
          <table:table-cell office:value-type="string">
            <text:p>14:31:28: Starting RakNet server</text:p>
            <text:p>14:31:28: RakNetConnection::RakNetConnection()</text:p>
            <text:p>14:31:28: ConsoleThread&gt;BasicThread::start()</text:p>
            <text:p>14:31:28: RakNetServer::initialize()</text:p>
            <text:p>14:31:28: ConsoleThread&gt;BasicThread::startRoutine() calling run()</text:p>
            <text:p>14:31:28: RakNetConnection::initialize()</text:p>
            <text:p>14:31:28: ConsoleThread::run()</text:p>
            <text:p>14:31:28: RakNetConnection::initialize() Server started on 192.168.1.48:8559</text:p>
            <text:p>14:31:28: CacheManager::initialize() loading cache from D:\tmp\solipsis\cacheSer</text:p>
            <text:p>verDeltastation\cache.xml</text:p>
            <text:p>14:31:28: SiteNode::SiteNode()</text:p>
            <text:p>14:31:28: Node::loadNode() loading node with nodeId:11112222 from D:\tmp\solipsi</text:p>
            <text:p>s\cacheServerDeltastation\11112222.xml</text:p>
            <text:p>14:31:28: RakNetEntity::RakNetEntity()</text:p>
            <text:p>14:31:28: Entity::Entity()</text:p>
            <text:p>14:31:28: RakNetEntity::addFilesInCacheManager()</text:p>
            <text:p>14:31:28: RakNetEntity::addFilesInCacheManager() adding file 11112222.ssf</text:p>
            <text:p>14:31:28: SiteNode::onNewEntity() adding entity uid:11112222</text:p>
            <text:p>14:31:28: RakNetServer::initialize() scene nodeId:11112222 loaded</text:p>
            <text:p>14:31:28: RakNetServer::run()</text:p>
          </table:table-cell>
          <table:table-cell office:value-type="string">
            <text:p>14:45:47: Creating resource group General</text:p>
            <text:p>14:45:47: Creating resource group Internal</text:p>
            <text:p>14:45:47: Creating resource group Autodetect</text:p>
            <text:p>...</text:p>
            <text:p>14:45:48: *-*-* OGRE Initialising</text:p>
            <text:p>14:45:48: *-*-* Version 1.6.1 (Shoggoth)</text:p>
            <text:p>...</text:p>
            <text:p>14:45:49: RakNetConnection::initialize()</text:p>
            <text:p>14:45:49: CacheManager::initialize() loading cache from D:\tmp\solipsis\cacheRelease\cache.xml</text:p>
            <text:p>14:45:49: Peer&gt;BasicThread::start()</text:p>
            <text:p>14:45:49: Peer&gt;BasicThread::startRoutine() calling run()</text:p>
            <text:p>...</text:p>
            <text:p>14:45:54: luaLog&gt; Booting Lua ...</text:p>
            <text:p>14:45:54: NavigatorLua::bind()</text:p>
            <text:p>...</text:p>
            <text:p>14:45:54: NavigatorSound::initialize() Initializing Sound System ...</text:p>
            <text:p>14:45:54: NavigatorSound::initialize() Initializing the Phonetizer ...</text:p>
            <text:p>14:45:54: NavigatorSound::initialize() Initializing Voice Engine ...</text:p>
            <text:p>...</text:p>
            <text:p>14:45:55: NavigatorGUI::loginPageLoaded()</text:p>
            <text:p>14:48:36: NavigatorGUI::world()</text:p>
          </table:table-cell>
          <table:table-cell office:value-type="string">
            <text:p>Loading Users from users.xml</text:p>
            <text:p>Starting Worlds server (version 1.0.9) on localhost:8550</text:p>
            <text:p>Press CTRL+C or CTRL+PAUSE to stop</text:p>
            <text:p>Starting console</text:p>
            <text:p>==========================================================</text:p>
            <text:p>= <text:s text:c="20"/>C O N S O L E <text:s text:c="21"/>=</text:p>
            <text:p>==========================================================</text:p>
            <text:p>u/U ................................................ Users</text:p>
            <text:p>q/Q ................................................. Quit</text:p>
          </table:table-cell>
          <table:table-cell office:value-type="string">
            <text:p>Voice server test application</text:p>
            <text:p>=============================</text:p>
            <text:p/>
            <text:p>Initializing Voice Server ...</text:p>
            <text:p/>
            <text:p>VoiceServerMainThread::VoiceServerMainThread()</text:p>
            <text:p>Entering main loop ...</text:p>
            <text:p><text:s/>press ESCAPE to quit</text:p>
            <text:p>VoiceServerMainThread::run() running ...</text:p>
            <text:p>Binding and listening (port:30002) ...</text:p>
            <text:p/>
            <text:p>VoiceServerMainThread::log(2) VoiceServer::bindAndListen: server listening on po</text:p>
            <text:p>rt 30002 fd 100</text:p>
            <text:p>VoiceServerMainThread::log(2) VoiceServer::work: waiting for a connection</text:p>
          </table:table-cell>
          <table:table-cell table:style-name="ce3" table:number-columns-repeated="237"/>
        </table:table-row>
        <table:table-row table:style-name="ro14">
          <table:table-cell office:value-type="string">
            <text:p>Press WORLDS button</text:p>
          </table:table-cell>
          <table:table-cell table:number-columns-repeated="2"/>
          <table:table-cell office:value-type="string">
            <text:p>WSRequestHandler::do_GET() GET request from ('127.0.0.1', 49526), url=/uiworlds.</text:p>
            <text:p>html?navVersion=00010009&amp;localWorld=localhost:8559</text:p>
            <text:p>('127.0.0.1', 49526) - - [24/Feb/2009 14:48:38] "GET /uiworlds.html?navVersion=0</text:p>
            <text:p>0010009&amp;localWorld=localhost:8559 HTTP/1.1" 200 -</text:p>
            <text:p>WSRequestHandler::do_GET() GET request from ('127.0.0.1', 49528), url=/Navi-yui.</text:p>
            <text:p>js</text:p>
            <text:p>('127.0.0.1', 49528) - - [24/Feb/2009 14:48:39] "GET /Navi-yui.js HTTP/1.1" 200</text:p>
            <text:p>-</text:p>
            <text:p>WSRequestHandler::do_GET() GET request from ('127.0.0.1', 49530), url=/SolipsisH</text:p>
            <text:p>elpers.js</text:p>
            <text:p>('127.0.0.1', 49530) - - [24/Feb/2009 14:48:40] "GET /SolipsisHelpers.js HTTP/1.</text:p>
            <text:p>1" 200 -</text:p>
            <text:p>WSRequestHandler::do_GET() GET request from ('127.0.0.1', 49532), url=/uiworlds.</text:p>
            <text:p>png</text:p>
            <text:p>('127.0.0.1', 49532) - - [24/Feb/2009 14:48:41] "GET /uiworlds.png HTTP/1.1" 200</text:p>
            <text:p><text:s/>-</text:p>
          </table:table-cell>
          <table:table-cell table:number-columns-repeated="238"/>
        </table:table-row>
        <table:table-row table:style-name="ro9">
          <table:table-cell office:value-type="string">
            <text:p>Select Station world + press OK</text:p>
          </table:table-cell>
          <table:table-cell/>
          <table:table-cell office:value-type="string">
            <text:p>14:49:39: NavigatorGUI::worldOk()</text:p>
            <text:p>14:49:39: NavigatorGUI::worldOk() world=127.0.0.1:8559</text:p>
            <text:p>14:49:39: NavigatorGUI::worldOk() voipServer=127.0.0.1:30002</text:p>
            <text:p>14:49:39: NavigatorGUI::loginPageLoaded()</text:p>
          </table:table-cell>
          <table:table-cell table:number-columns-repeated="239"/>
        </table:table-row>
        <table:table-row table:style-name="ro7">
          <table:table-cell office:value-type="string">
            <text:p>Press CONNECT (authenticate)</text:p>
          </table:table-cell>
          <table:table-cell table:number-columns-repeated="2"/>
          <table:table-cell office:value-type="string">
            <text:p>WSRequestHandler::do_GET() GET request from ('127.0.0.1', 49622), url=/uiauthent</text:p>
            <text:p>ws.html?navVersion=00010009&amp;login=greg2&amp;pwd=greg2</text:p>
            <text:p>Authenticating greg2/greg2 ...</text:p>
            <text:p>Authenticated greg2/greg2 -&gt; True, DVee47RuVLmpgbZkdsECul</text:p>
            <text:p>WSRequestHandler::do_GET() GET request from ('127.0.0.1', 49624), url=/uiauthent</text:p>
            <text:p>ws.png</text:p>
            <text:p>('127.0.0.1', 49624) - - [24/Feb/2009 14:57:17] "GET /uiauthentws.png HTTP/1.1"</text:p>
            <text:p>200 -</text:p>
          </table:table-cell>
          <table:table-cell table:number-columns-repeated="238"/>
        </table:table-row>
        <table:table-row table:style-name="ro8">
          <table:table-cell office:value-type="string">
            <text:p>Press OK (enter in world)</text:p>
          </table:table-cell>
          <table:table-cell/>
          <table:table-cell office:value-type="string">
            <text:p>14:57:14: NavigatorGUI::connect()</text:p>
            <text:p>14:57:14: NavigatorGUI::authentWorldsServer()</text:p>
          </table:table-cell>
          <table:table-cell table:number-columns-repeated="239"/>
        </table:table-row>
        <table:table-row table:style-name="ro15">
          <table:table-cell/>
          <table:table-cell office:value-type="string">
            <text:p>15:00:42: RakNetEntity::SerializeConstruction()</text:p>
            <text:p>15:00:42: RakNetServer::run() ID_NEW_INCOMING_CONNECTION from 127.0.0.1:60112</text:p>
            <text:p>15:00:42: RM2Connection::Construct() Contruction of 1 new Entity from 127.0.0.1:</text:p>
            <text:p>60112</text:p>
            <text:p>15:00:42: RakNetEntity::RakNetEntity()</text:p>
            <text:p>15:00:42: Entity::Entity()</text:p>
            <text:p>15:00:44: RakNetEntity::requestFilesFromCacheManager()</text:p>
            <text:p>15:00:44: RakNetEntity::requestFilesFromCacheManager() requesting file Bert.saf</text:p>
            <text:p>from 127.0.0.1:60112</text:p>
            <text:p>15:00:44: SiteNode::onNewEntity() adding entity uid:SDVee47RuVLmpgbZkdsECul_0000</text:p>
            <text:p>0000</text:p>
          </table:table-cell>
          <table:table-cell office:value-type="string">
            <text:p>15:00:42: NavigatorGUI::authentWorldsServerOk()</text:p>
            <text:p>15:00:42: NavigatorGUI::authentWorldsServerOk() result=Succeeded, nodeId=DVee47RuVLmpgbZkdsECul</text:p>
            <text:p>15:00:42: Peer::login() Connecting on 127.0.0.1:8559 ...</text:p>
            <text:p>15:00:42: RakNetConnection::connect()</text:p>
            <text:p>15:00:42: P2NNullClient::login()</text:p>
            <text:p>xmlParams=</text:p>
            <text:p>&lt;solipsis&gt;&lt;username&gt;greg2&lt;/username&gt;&lt;worldHost&gt;127.0.0.1&lt;/worldHost&gt;&lt;worldPort&gt;8559&lt;/worldPort&gt;&lt;nodeId&gt;SDVee47RuVLmpgbZkdsECul&lt;/nodeId&gt;&lt;ctxt&gt;&lt;cnxMode&gt;0&lt;/cnxMode&gt;&lt;/ctxt&gt;&lt;/solipsis&gt;</text:p>
            <text:p>xmlResp=</text:p>
            <text:p/>
            <text:p>retCode=0</text:p>
            <text:p>mNodeId=SDVee47RuVLmpgbZkdsECul</text:p>
            <text:p>15:00:42: NodeEventListener&gt;BasicThread::stop() stop requested with stopTimeoutSec=5</text:p>
            <text:p>15:00:42: NodeEventListener&gt;BasicThread::start()</text:p>
            <text:p>15:00:42: luaLog&gt; NavigatorLua:createGUI(uimainmenu)</text:p>
            <text:p>15:00:42: NodeEventListener&gt;BasicThread::startRoutine() calling run()</text:p>
            <text:p>15:00:42: luaLog&gt; NavigatorLua:createGUI(uistatusbar)</text:p>
          </table:table-cell>
          <table:table-cell table:number-columns-repeated="239"/>
        </table:table-row>
        <table:table-row table:style-name="ro16">
          <table:table-cell table:number-columns-repeated="2"/>
          <table:table-cell office:value-type="string">
            <text:p>15:00:42: Peer::run() ID_CONNECTION_REQUEST_ACCEPTED from 127.0.0.1:8559</text:p>
            <text:p>15:00:42: Peer::run() ServerSystemAddress:127.0.0.1:8559</text:p>
            <text:p>15:00:42: Peer::createAvatarNode() avatarNodeId:SDVee47RuVLmpgbZkdsECul</text:p>
            <text:p>15:00:42: AvatarNode::AvatarNode()</text:p>
            <text:p>15:00:42: RakNetEntity::RakNetEntity()</text:p>
            <text:p>15:00:42: Peer::createAvatarNode() initializing avatar node name:greg2 with character:Bert.saf</text:p>
            <text:p>15:00:42: RakNetEntity::addFilesInCacheManager()</text:p>
            <text:p>15:00:42: RakNetEntity::addFilesInCacheManager() adding file Bert.saf</text:p>
            <text:p>15:00:42: AvatarNode::onNewEntity() new entity uid:SDVee47RuVLmpgbZkdsECul_00000000 dirty:true</text:p>
            <text:p>15:00:42: AvatarNode::onNewEntity() new owned entity uid:SDVee47RuVLmpgbZkdsECul_00000000 by me with mNodeId:SDVee47RuVLmpgbZkdsECul</text:p>
            <text:p>15:00:42: AvatarNode::onNewEntity() creating physics of entity uid:SDVee47RuVLmpgbZkdsECul_00000000</text:p>
            <text:p>15:00:42: Peer::getPhysicsScene() creating physics scene with engine:PhysX engine</text:p>
            <text:p>15:00:42: AvatarNode::onNewEntity() sending ETNewEntity for entity uid:SDVee47RuVLmpgbZkdsECul_00000000</text:p>
            <text:p>15:00:42: AvatarNode::onNewEntity() ETNewEntity evt sent uid=SDVee47RuVLmpgbZkdsECul_00000000 flags=00000000</text:p>
            <text:p>15:00:42: RakNetEntity::SerializeConstruction()</text:p>
            <text:p>15:00:42: RM2Connection::Construct() Contruction of 1 new Entity from 127.0.0.1:8559</text:p>
            <text:p>15:00:42: RakNetEntity::RakNetEntity()</text:p>
            <text:p>15:00:42: RakNetEntity::requestFilesFromCacheManager()</text:p>
            <text:p>15:00:42: RakNetEntity::requestFilesFromCacheManager() requesting file 11112222.ssf from 127.0.0.1:8559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15:00:42: AvatarNode::onNewEntity() new entity uid:11112222 dirty:true</text:p>
            <text:p>15:00:42: AvatarNode::onNewEntity() creating physics of entity uid:11112222</text:p>
            <text:p>15:00:42: Creating resource group 11112222Resources</text:p>
            <text:p>15:00:42: Added resource location 'D:\tmp\solipsis\cacheRelease\11112222.ssf' of type 'Zip' to resource group '11112222Resources'</text:p>
            <text:p>15:00:43: Navigator::onPeerNew() uid:SDVee47RuVLmpgbZkdsECul_00000000</text:p>
            <text:p>15:00:43: Entity::createPhysics() loading mesh locking</text:p>
            <text:p>15:00:43: Creating resource group BertResources</text:p>
            <text:p>15:00:43: Added resource location 'D:/tmp/solipsis/cacheRelease/Bert.saf' of type 'Zip' to resource group 'BertResources'</text:p>
            <text:p>15:00:43: Initialising resource group BertResources</text:p>
            <text:p>15:00:43: Parsing scripts for resource group BertResources</text:p>
            <text:p>15:00:43: Parsing script Bert_edition.material</text:p>
            <text:p>15:00:43: Finished parsing scripts for resource group BertResources</text:p>
            <text:p>15:00:43: Mesh: Loading Bert_edition.mesh.</text:p>
            <text:p>15:00:43: Skeleton: Loading Bert_mesh.skeleton</text:p>
            <text:p>15:00:43: Creating resource group SDVee47RuVLmpgbZkdsECul_00000000Resources</text:p>
            <text:p>15:00:43: OgrePeer::OgrePeer() mIsLocal=true</text:p>
            <text:p>15:00:44: NavigatorFrameListener::setCameraMode(3)</text:p>
            <text:p>15:00:44: Destroying resource group 11112222Resources</text:p>
            <text:p>15:00:44: Unloading resource group 11112222Resources</text:p>
            <text:p>15:00:44: Finished unloading resource group 11112222Resources</text:p>
            <text:p>15:00:44: Entity::createPhysics() mesh loaded unlocking</text:p>
            <text:p>15:00:44: AvatarNode::onNewEntity() sending ETNewEntity for entity uid:11112222</text:p>
            <text:p>15:00:44: AvatarNode::onUpdatedEntity() ETUpdatedEntity evt sent uid=SDVee47RuVLmpgbZkdsECul_00000000 flags=00000001</text:p>
            <text:p>15:00:44: AvatarNode::freeze() frozen:false</text:p>
            <text:p>15:00:44: Navigator::onPeerNew() uid:11112222</text:p>
            <text:p>15:00:44: OgrePeer::OgrePeer() mIsLocal=false</text:p>
            <text:p>15:00:44: Scene::update() Destroy/Load new scene uid:11112222</text:p>
            <text:p>15:00:44: Creating resource group 11112222Resources</text:p>
            <text:p>15:00:44: Added resource location 'D:\tmp\solipsis\cacheRelease\11112222.ssf' of type 'Zip' to resource group '11112222Resources'</text:p>
            <text:p>15:00:44: Initialising resource group 11112222Resources</text:p>
            <text:p>...</text:p>
          </table:table-cell>
          <table:table-cell table:number-columns-repeated="239"/>
        </table:table-row>
        <table:table-row table:style-name="ro18">
          <table:table-cell table:number-columns-repeated="2"/>
          <table:table-cell office:value-type="string">
            <text:p>15:00:45: ********************************</text:p>
            <text:p>15:00:45: ** <text:s text:c="4"/>oScene Loader Lib <text:s text:c="5"/>**</text:p>
            <text:p>15:00:45: ********************************</text:p>
            <text:p>15:00:45: oSceneLoader: Loading 'Deltastation1.osm' file</text:p>
            <text:p>15:00:45: oSceneLoader: Creating scene on '11112222Scene' node</text:p>
            <text:p>15:00:45: Mesh: Loading Delta_COLLISION.mesh.</text:p>
            <text:p>15:00:45: Mesh: Loading Delta_mur_droit_flip.mesh.</text:p>
            <text:p>15:00:48: Mesh: Loading Delta_mur_gauche_flip.mesh.</text:p>
            <text:p>...</text:p>
          </table:table-cell>
          <table:table-cell table:number-columns-repeated="239"/>
        </table:table-row>
        <table:table-row table:style-name="ro19">
          <table:table-cell table:number-columns-repeated="2"/>
          <table:table-cell office:value-type="string">
            <text:p>15:00:51: ********************************</text:p>
            <text:p>15:00:51: ** oSceneLoader: Scene loaded **</text:p>
            <text:p>15:00:51: ********************************</text:p>
            <text:p>15:00:51: Scene::convertToStaticGeometry() scene uid:11112222 converting into static geometry</text:p>
            <text:p>15:00:51: Scene::convertToStaticGeometry() scene:11112222 building static geometry</text:p>
            <text:p>15:00:51: Scene::convertToStaticGeometry() scene:11112222 static geometry built</text:p>
          </table:table-cell>
          <table:table-cell table:number-columns-repeated="239"/>
        </table:table-row>
        <table:table-row table:style-name="ro2">
          <table:table-cell table:number-columns-repeated="242"/>
        </table:table-row>
        <table:table-row table:style-name="ro4">
          <table:table-cell table:style-name="ce6" office:value-type="string">
            <text:p>2- Avatar1 moves.</text:p>
          </table:table-cell>
          <table:table-cell table:number-columns-repeated="241"/>
        </table:table-row>
        <table:table-row table:style-name="ro8">
          <table:table-cell table:style-name="Default"/>
          <table:table-cell/>
          <table:table-cell office:value-type="string">
            <text:p>15:11:26: AvatarNode::processEvt() fr=0.20</text:p>
            <text:p>15:11:27: Avatar::update() fr=8.90</text:p>
          </table:table-cell>
          <table:table-cell table:number-columns-repeated="2"/>
          <table:table-cell table:style-name="ce3" table:number-columns-repeated="237"/>
        </table:table-row>
        <table:table-row table:style-name="ro2">
          <table:table-cell table:number-columns-repeated="242"/>
        </table:table-row>
        <table:table-row table:style-name="ro8">
          <table:table-cell table:style-name="ce6" office:value-type="string">
            <text:p>3- Avatar1 creates 1 object in the world.</text:p>
          </table:table-cell>
          <table:table-cell table:number-columns-repeated="241"/>
        </table:table-row>
        <table:table-row table:style-name="ro4">
          <table:table-cell office:value-type="string">
            <text:p>Open Modeler, create 1 box</text:p>
          </table:table-cell>
          <table:table-cell/>
          <table:table-cell office:value-type="string">
            <text:p>15:12:29: NavigatorGUI::modelerMainCreateBox()</text:p>
          </table:table-cell>
          <table:table-cell table:number-columns-repeated="239"/>
        </table:table-row>
        <table:table-row table:style-name="ro13">
          <table:table-cell office:value-type="string">
            <text:p>Quit Modeler, autosave object</text:p>
          </table:table-cell>
          <table:table-cell office:value-type="string">
            <text:p>15:13:21: RM2Connection::Construct() Contruction of 1 new Entity from 127.0.0.1:</text:p>
            <text:p>60112</text:p>
            <text:p>15:13:21: RakNetEntity::RakNetEntity()</text:p>
            <text:p>15:13:21: Entity::Entity()</text:p>
            <text:p>15:13:21: RakNetEntity::requestFilesFromCacheManager()</text:p>
            <text:p>15:13:21: RakNetEntity::requestFilesFromCacheManager() requesting file SDVee47Ru</text:p>
            <text:p>VLmpgbZkdsECul_00010000.sof from 127.0.0.1:60112</text:p>
            <text:p>15:13:21: CacheManager::requestFile() Requesting file SDVee47RuVLmpgbZkdsECul_00</text:p>
            <text:p>010000.sof, version:1235484801, fileListTransferSetID:0</text:p>
            <text:p>15:13:21: SiteNode::onNewEntity() adding entity uid:SDVee47RuVLmpgbZkdsECul_0001</text:p>
            <text:p>0000</text:p>
            <text:p>15:13:21: CacheManager::OnFile() filename:SDVee47RuVLmpgbZkdsECul_00010000.sof</text:p>
          </table:table-cell>
          <table:table-cell office:value-type="string">
            <text:p>15:13:21: OgrePeer::OgrePeer() mIsLocal=true</text:p>
            <text:p>15:13:21: Creating resource group SDVee47RuVLmpgbZkdsECul_00010000Resources</text:p>
            <text:p>15:13:21: NavigatorFrameListener::setCameraMode(3)</text:p>
            <text:p>15:13:21: AvatarNode::processEvt() fr=0.90</text:p>
            <text:p>15:13:21: RakNetEntity::RakNetEntity()</text:p>
            <text:p>15:13:21: RakNetEntity::addFilesInCacheManager()</text:p>
            <text:p>15:13:21: RakNetEntity::addFilesInCacheManager() adding file SDVee47RuVLmpgbZkdsECul_00010000.sof</text:p>
            <text:p>15:13:21: AvatarNode::onNewEntity() new entity uid:SDVee47RuVLmpgbZkdsECul_00010000 dirty:false</text:p>
            <text:p>15:13:21: AvatarNode::onNewEntity() new owned entity uid:SDVee47RuVLmpgbZkdsECul_00010000 by me with mNodeId:SDVee47RuVL</text:p>
            <text:p>mpgbZkdsECul</text:p>
            <text:p>15:13:21: RakNetEntity::SerializeConstruction()</text:p>
            <text:p>15:13:21: Peer::run() RakNetConnection::ID_REQUESTING_FILETRANSFER from 127.0.0.1:8559</text:p>
            <text:p>15:13:21: CacheManager::sendFile() Sending file SDVee47RuVLmpgbZkdsECul_00010000.sof, version:1235484801 to recipient:12</text:p>
            <text:p>7.0.0.1:8559, fileListTransferSetID:0</text:p>
            <text:p>15:13:21: CacheManager::sendFile() Sending now file SDVee47RuVLmpgbZkdsECul_00010000.sof, version:1235484801 to recipien</text:p>
            <text:p>t:127.0.0.1:8559, fileListTransferSetID:0</text:p>
          </table:table-cell>
          <table:table-cell table:number-columns-repeated="239"/>
        </table:table-row>
        <table:table-row table:style-name="ro2">
          <table:table-cell table:number-columns-repeated="242"/>
        </table:table-row>
        <table:table-row table:style-name="ro4">
          <table:table-cell table:style-name="ce6" office:value-type="string">
            <text:p>4- Avatar1 talks.</text:p>
          </table:table-cell>
          <table:table-cell table:number-columns-repeated="241"/>
        </table:table-row>
        <table:table-row table:style-name="ro14">
          <table:table-cell office:value-type="string">
            <text:p>Open avatar context panel, press Talk to start speaking</text:p>
          </table:table-cell>
          <table:table-cell/>
          <table:table-cell office:value-type="string">
            <text:p>15:14:58: Navigator::is1AvatarHitByMouse() found Avatar movable=SDVee47RuVLmpgbZkdsECul_00000000Sel, Entity:Uid=SDVee47RuVLmpgbZkdsECul_00000000, Entity:Name=SDVee47RuVLmpgbZkdsECul_00000000</text:p>
            <text:p>15:14:58: luaLog&gt; NavigatorLua:createGUI(uictxtavatar)</text:p>
            <text:p>15:14:58: luaLog&gt; x, y, items = 264, 314, config#create#chat#talk</text:p>
            <text:p>15:14:58: NavigatorLua::getScreenExtents()</text:p>
            <text:p>15:15:00: luaLog&gt; contextItemSelected</text:p>
            <text:p>15:15:00: NavigatorLua::contextItemSelected()</text:p>
            <text:p>15:15:00: Navigator::contextItemSelected() item=talk</text:p>
            <text:p>15:15:01: NavigatorGUI::debugRefreshDemoVoiceTalkButtonName()</text:p>
          </table:table-cell>
          <table:table-cell/>
          <table:table-cell office:value-type="string">
            <text:p>VoiceServerMainThread::log(2) VoiceServer::acceptConnection: socket 116</text:p>
            <text:p>VoiceServerMainThread::log(2) VoiceServer::acceptConnection: creating a connecti</text:p>
            <text:p>on</text:p>
            <text:p>VoiceServerMainThread::log(2) VoiceServerConnection: new socket 116.</text:p>
            <text:p>VoiceServerMainThread::log(4) VoiceServerConnection::run: socket 116, running ..</text:p>
            <text:p>.</text:p>
            <text:p>VoiceServerMainThread::log(5) VoiceServerSocket::nbRead: read/recv returned 1.</text:p>
            <text:p>VoiceServerMainThread::log(5) VoiceServerSocket::nbRead: read/recv returned 4.</text:p>
            <text:p>VoiceServerMainThread::log(3) VoiceServerConnection::run: socket 116, new packet</text:p>
            <text:p><text:s/>rcved (VP_LOGIN, 40)</text:p>
            <text:p>VoiceServerMainThread::log(5) VoiceServerSocket::nbRead: read/recv returned 4.</text:p>
            <text:p>VoiceServerMainThread::log(5) VoiceServerSocket::nbRead: read/recv returned 32.</text:p>
            <text:p>VoiceServerMainThread::log(5) VoiceServerSocket::nbRead: read/recv returned 4.</text:p>
            <text:p>VoiceServerMainThread::log(3) VoiceServerConnection::run: socket 116, receiveLog</text:p>
            <text:p>in() mSupportedFormats = 15</text:p>
            <text:p>...</text:p>
          </table:table-cell>
          <table:table-cell table:number-columns-repeated="237"/>
        </table:table-row>
        <table:table-row table:style-name="ro20">
          <table:table-cell office:value-type="string">
            <text:p>Open avatar context panel, press Talk to stop speaking</text:p>
          </table:table-cell>
          <table:table-cell/>
          <table:table-cell office:value-type="string">
            <text:p>15:16:12: Navigator::is1AvatarHitByMouse() found Avatar movable=SDVee47RuVLmpgbZkdsECul_00000000Sel, Entity:Uid=SDVee47RuVLmpgbZkdsECul_00000000, Entity:Name=SDVee47RuVLmpgbZkdsECul_00000000</text:p>
            <text:p>15:16:12: luaLog&gt; NavigatorLua:createGUI(uictxtavatar)</text:p>
            <text:p>15:16:12: luaLog&gt; x, y, items = 309, 295, config#create#chat#talk</text:p>
            <text:p>15:16:12: NavigatorLua::getScreenExtents()</text:p>
            <text:p>15:16:13: luaLog&gt; contextItemSelected</text:p>
            <text:p>15:16:13: NavigatorLua::contextItemSelected()</text:p>
            <text:p>15:16:13: Navigator::contextItemSelected() item=talk</text:p>
            <text:p>15:16:13: NavigatorGUI::debugRefreshDemoVoiceTalkButtonName()</text:p>
            <text:p/>
          </table:table-cell>
          <table:table-cell/>
          <table:table-cell office:value-type="string">
            <text:p>VoiceServerMainThread::log(5) VoiceServerSocket::nbRead: read/recv returned -1.</text:p>
            <text:p>VoiceServerMainThread::error() VoiceServerConnection::run: socket 116, Could not</text:p>
            <text:p><text:s/>receive packet header</text:p>
            <text:p>VoiceServerMainThread::log(4) VoiceServerConnection::run: socket 116, end</text:p>
            <text:p>VoiceServerMainThread::log(4) VoiceServerConnection dtor.</text:p>
          </table:table-cell>
          <table:table-cell table:number-columns-repeated="237"/>
        </table:table-row>
        <table:table-row table:style-name="ro2">
          <table:table-cell table:number-columns-repeated="242"/>
        </table:table-row>
        <table:table-row table:style-name="ro4">
          <table:table-cell table:style-name="ce6" office:value-type="string">
            <text:p>5- Avatar1 quit world.</text:p>
          </table:table-cell>
          <table:table-cell table:number-columns-repeated="241"/>
        </table:table-row>
        <table:table-row table:style-name="ro21">
          <table:table-cell office:value-type="string">
            <text:p>Select File&gt;Exit</text:p>
          </table:table-cell>
          <table:table-cell office:value-type="string">
            <text:p>15:19:26: RakNetServer::run() ID_DISCONNECTION_NOTIFICATION from 127.0.0.1:60112</text:p>
            <text:p/>
            <text:p>15:19:26: RakNetEntity::deleteByAddress() systemAddress:127.0.0.1:60112</text:p>
            <text:p>15:19:26: RakNetEntity::deleteByAddress() entities:11112222(UNASSIGNED_SYSTEM_AD</text:p>
            <text:p>DRESS), SDVee47RuVLmpgbZkdsECul_00000000(127.0.0.1:60112), SDVee47RuVLmpgbZkdsEC</text:p>
            <text:p>ul_00010000(127.0.0.1:60112),</text:p>
            <text:p>15:19:26: Entity::~Entity()</text:p>
            <text:p>15:19:26: SiteNode::onLostEntity() removing entity uid:SDVee47RuVLmpgbZkdsECul_0</text:p>
            <text:p>0000000</text:p>
            <text:p>15:19:26: RakNetEntity::~RakNetEntity()</text:p>
          </table:table-cell>
          <table:table-cell office:value-type="string">
            <text:p>15:19:26: NodeEventListener&gt;BasicThread::stop() stop requested with stopTimeoutSec=5</text:p>
            <text:p>15:19:26: NodeEventListener&gt;BasicThread::finalize() waiting for termination ...</text:p>
            <text:p>15:19:26: NavigatorXMLRPCClient::~NavigatorXMLRPCClient() mSharedCnx=true mP2NClient-&gt;isConnected()=true</text:p>
            <text:p>15:19:26: NodeEventListener&gt;BasicThread::startRoutine() end of method run()</text:p>
            <text:p>15:19:26: NodeEventListener&gt;BasicThread::finalize() thread terminated</text:p>
            <text:p>15:19:26: NavigatorXMLRPCClient::~NavigatorXMLRPCClient() mSharedCnx=false mP2NClient-&gt;isConnected()=true</text:p>
            <text:p>15:19:26: Peer::logout()</text:p>
            <text:p>15:19:26: Node::saveNode() saving node with nodeId:SDVee47RuVLmpgbZkdsECul into D:\tmp\solipsis\cacheRelease\SDVee47RuVLmpgbZkdsECul.xml</text:p>
            <text:p>15:19:26: AvatarNode::getSavedElt() saving entity of avatar node with nodeId:SDVee47RuVLmpgbZkdsECul</text:p>
            <text:p>15:19:26: Entity::~Entity()</text:p>
            <text:p>15:19:26: RakNetEntity::~RakNetEntity()</text:p>
            <text:p>15:19:26: AvatarNode::freeze() frozen:true</text:p>
            <text:p>15:19:26: Entity::~Entity()</text:p>
            <text:p>15:19:26: RakNetEntity::~RakNetEntity()</text:p>
            <text:p>15:19:26: Entity::~Entity()</text:p>
            <text:p>15:19:26: RakNetEntity::~RakNetEntity()</text:p>
            <text:p>15:19:26: AvatarNode::~AvatarNode()</text:p>
            <text:p>15:19:26: Peer::logout() destroying physics scene</text:p>
            <text:p>15:19:26: Peer::logout() Disconnecting from 127.0.0.1:8559 ...</text:p>
            <text:p>15:19:26: P2NNullClient::logout() retCode=0</text:p>
            <text:p>15:19:26: NavigatorFrameListener::setCameraMode(0)</text:p>
            <text:p>15:19:26: Removed resource location D:\tmp\solipsis\cacheRelease\11112222.ssf</text:p>
            <text:p>15:19:26: Destroying resource group 11112222Resources</text:p>
            <text:p>15:19:26: Unloading resource group 11112222Resources</text:p>
            <text:p>15:19:27: Finished unloading resource group 11112222Resources</text:p>
            <text:p>15:19:27: Removed resource location D:/tmp/solipsis/cacheRelease/SDVee47RuVLmpgbZkdsECul_00000000.sif</text:p>
            <text:p>15:19:27: Destroying resource group SDVee47RuVLmpgbZkdsECul_00000000Resources</text:p>
            <text:p>15:19:27: Unloading resource group SDVee47RuVLmpgbZkdsECul_00000000Resources</text:p>
            <text:p>15:19:27: Finished unloading resource group SDVee47RuVLmpgbZkdsECul_00000000Resources</text:p>
            <text:p>15:19:27: Destroying resource group SDVee47RuVLmpgbZkdsECul_00010000Resources</text:p>
            <text:p>15:19:27: Unloading resource group SDVee47RuVLmpgbZkdsECul_00010000Resources</text:p>
            <text:p>15:19:27: Finished unloading resource group SDVee47RuVLmpgbZkdsECul_00010000Resources</text:p>
            <text:p>15:19:27: Texture: uiloginMaskTexture: Loading 1 faces(PF_R8G8B8,400x300x1) with 0 generated mipmaps from Image. Internal format is PF_A8R8G8B8,400x300x1.</text:p>
            <text:p>15:19:27: NavigatorGUI::loginPageLoaded()</text:p>
          </table:table-cell>
          <table:table-cell table:number-columns-repeated="239"/>
        </table:table-row>
        <table:table-row table:style-name="ro16">
          <table:table-cell office:value-type="string">
            <text:p>Stop applications</text:p>
          </table:table-cell>
          <table:table-cell office:value-type="string">
            <text:p>15:27:22: Quitting ...</text:p>
            <text:p>15:27:22: ConsoleThread&gt;BasicThread::stop() stop requested with stopTimeoutSec=5</text:p>
            <text:p>15:27:22: ConsoleThread&gt;BasicThread::startRoutine() end of method run()</text:p>
            <text:p>15:27:22: RakNetServer::~RakNetServer()</text:p>
            <text:p>15:27:22: RakNetServer::finalize()</text:p>
            <text:p>15:27:22: Node::saveNode() saving node with nodeId:11112222 into D:\tmp\solipsis\cacheServerDeltastation\11112222.xml</text:p>
            <text:p>15:27:23: SiteNode::getSavedElt() saving entity of site node with nodeId:11112222</text:p>
            <text:p>15:27:23: SiteNode::onLostEntity() removing entity uid:11112222</text:p>
            <text:p>15:27:23: Entity::~Entity()</text:p>
            <text:p>15:27:23: SiteNode::onLostEntity() removing entity uid:11112222</text:p>
            <text:p>15:27:23: RakNetEntity::~RakNetEntity()</text:p>
            <text:p>15:27:23: SiteNode::onLostEntity() removing entity uid:SDVee47RuVLmpgbZkdsECul_00010000</text:p>
            <text:p>15:27:23: Entity::~Entity()</text:p>
            <text:p>15:27:23: SiteNode::onLostEntity() removing entity uid:SDVee47RuVLmpgbZkdsECul_00010000</text:p>
            <text:p>15:27:23: RakNetEntity::~RakNetEntity()</text:p>
            <text:p>15:27:23: SiteNode::~SiteNode()</text:p>
            <text:p>15:27:23: RakNetConnection::finalize()</text:p>
            <text:p>15:27:23: CacheManager::finalize() saving cache into D:\tmp\solipsis\cacheServerDeltastation\cache.xml</text:p>
            <text:p>15:27:23: RakNetConnection::~RakNetConnection()</text:p>
            <text:p>15:27:23: RakNetConnection::finalize()</text:p>
            <text:p>15:27:23: ConsoleThread&gt;BasicThread::stop() stop requested with stopTimeoutSec=0</text:p>
            <text:p>15:27:23: ConsoleThread&gt;BasicThread::finalize() waiting for termination ...</text:p>
            <text:p>15:27:23: ConsoleThread&gt;BasicThread::finalize() thread terminated</text:p>
          </table:table-cell>
          <table:table-cell office:value-type="string">
            <text:p>15:25:38: NavigatorGUI::quit()</text:p>
            <text:p>15:25:38: NodeEventListener&gt;BasicThread::stop() stop requested with stopTimeoutSec=5</text:p>
            <text:p>15:25:38: Removed resource location D:/tmp/solipsis/cacheRelease/Bert.saf</text:p>
            <text:p>...</text:p>
            <text:p>15:25:39: Peer&gt;BasicThread::stop() stop requested with stopTimeoutSec=5</text:p>
            <text:p>15:25:39: Peer&gt;BasicThread::finalize() waiting for termination ...</text:p>
            <text:p>15:25:39: Peer&gt;BasicThread::startRoutine() end of method run()</text:p>
            <text:p>15:25:39: Peer&gt;BasicThread::finalize() thread terminated</text:p>
            <text:p>15:25:39: RakNetConnection::finalize()</text:p>
            <text:p>15:25:39: CacheManager::finalize() saving cache into D:\tmp\solipsis\cacheRelease\cache.xml</text:p>
            <text:p>15:25:39: VNCPlugin::shutdown() WaitForSingleObject(mVNCThreadHandle)</text:p>
            <text:p>15:25:39: Shutting down VNC main thread...</text:p>
            <text:p>15:25:39: VNC main thread end</text:p>
            <text:p>15:25:39: VNCPlugin::shutdown() deleting texture system</text:p>
            <text:p>15:25:39: VNCPlugin::shutdown() end</text:p>
            <text:p>...</text:p>
            <text:p>15:25:39: *-*-* OGRE Shutdown</text:p>
            <text:p>...</text:p>
            <text:p>15:25:40: Plugin successfully uninstalled</text:p>
            <text:p>15:25:40: Unloading library .\RenderSystem_Direct3D9</text:p>
            <text:p>15:25:40: Unregistering ResourceManager for type Material</text:p>
          </table:table-cell>
          <table:table-cell office:value-type="string">
            <text:p>Quitting console</text:p>
            <text:p>Quitting application</text:p>
          </table:table-cell>
          <table:table-cell office:value-type="string">
            <text:p>Shutting down.</text:p>
            <text:p>VoiceServerMainThread::run() end</text:p>
            <text:p>VoiceServerMainThread::log(2) VoiceServerSource::close: closing socket 100.</text:p>
            <text:p>VoiceServerMainThread::log(2) VoiceServerSource::close: done closing socket 100.</text:p>
          </table:table-cell>
          <table:table-cell table:number-columns-repeated="237"/>
        </table:table-row>
        <table:table-row table:style-name="ro2" table:number-rows-repeated="69">
          <table:table-cell table:number-columns-repeated="242"/>
        </table:table-row>
        <table:table-row table:style-name="ro2">
          <table:table-cell table:number-columns-repeated="242"/>
        </table:table-row>
      </table:table>
      <table:table table:name="2AvatarsCallsFlows" table:style-name="ta1" table:print="false">
        <office:forms form:automatic-focus="false" form:apply-design-mode="false"/>
        <table:table-column table:style-name="co1" table:default-cell-style-name="ce3"/>
        <table:table-column table:style-name="co19" table:default-cell-style-name="ce3"/>
        <table:table-column table:style-name="co9" table:default-cell-style-name="ce3"/>
        <table:table-column table:style-name="co20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34" table:default-cell-style-name="ce3"/>
        <table:table-row table:style-name="ro1">
          <table:table-cell table:style-name="ce1" office:value-type="string">
            <text:p>Solipsis – 2 Avatars Calls Flows</text:p>
          </table:table-cell>
          <table:table-cell table:style-name="ce9" table:number-columns-repeated="17"/>
          <table:table-cell table:style-name="ce42"/>
          <table:table-cell table:style-name="ce9" table:number-columns-repeated="237"/>
        </table:table-row>
        <table:table-row table:style-name="ro2">
          <table:table-cell table:style-name="Default"/>
          <table:table-cell table:style-name="ce9" table:number-columns-repeated="17"/>
          <table:table-cell table:style-name="ce42"/>
          <table:table-cell table:style-name="ce9" table:number-columns-repeated="237"/>
        </table:table-row>
        <table:table-row table:style-name="ro2">
          <table:table-cell table:style-name="ce2" office:value-type="string">
            <text:p>Context/Arguments</text:p>
          </table:table-cell>
          <table:table-cell table:style-name="ce9" office:value-type="string">
            <text:p>-m D:\tmp\solipsis\cacheRelease2</text:p>
          </table:table-cell>
          <table:table-cell table:style-name="ce9" table:number-columns-repeated="2"/>
          <table:table-cell table:style-name="ce9" office:value-type="string">
            <text:p>Peer module embedded into Navigator.exe (NCS : NullClientServer config)</text:p>
          </table:table-cell>
          <table:table-cell table:style-name="ce9" table:number-columns-repeated="3"/>
          <table:table-cell table:style-name="ce9" office:value-type="string">
            <text:p>RakNetServer.exe -m D:\tmp\solipsis\cacheServerDeltastation -s 11112222 -p 8559</text:p>
          </table:table-cell>
          <table:table-cell table:style-name="ce9" table:number-columns-repeated="3"/>
          <table:table-cell table:style-name="ce9" office:value-type="string">
            <text:p>Peer module embedded into Navigator.exe (NCS : NullClientServer config)</text:p>
          </table:table-cell>
          <table:table-cell table:style-name="ce9" table:number-columns-repeated="3"/>
          <table:table-cell table:style-name="ce9" office:value-type="string">
            <text:p>-m D:\tmp\solipsis\cacheRelease</text:p>
          </table:table-cell>
          <table:table-cell table:style-name="ce9"/>
          <table:table-cell table:style-name="ce42"/>
          <table:table-cell table:style-name="ce9" office:value-type="string">
            <text:p>localhost:8550</text:p>
          </table:table-cell>
          <table:table-cell table:style-name="ce9"/>
          <table:table-cell table:style-name="ce9" office:value-type="string">
            <text:p>Localhost:30002</text:p>
          </table:table-cell>
          <table:table-cell table:style-name="ce9" table:number-columns-repeated="234"/>
        </table:table-row>
        <table:table-row table:style-name="ro2">
          <table:table-cell table:number-columns-repeated="256"/>
        </table:table-row>
        <table:table-row table:style-name="ro12">
          <table:table-cell table:style-name="ce4" office:value-type="string">
            <text:p>Actions</text:p>
          </table:table-cell>
          <table:table-cell table:style-name="ce10" office:value-type="string" table:number-columns-spanned="2" table:number-rows-spanned="1">
            <text:p>Navigator (NAV2)</text:p>
          </table:table-cell>
          <table:covered-table-cell table:style-name="ce10"/>
          <table:table-cell table:style-name="ce52" office:value-type="string">
            <text:p>XMLRPC</text:p>
          </table:table-cell>
          <table:table-cell table:style-name="ce10" office:value-type="string" table:number-columns-spanned="3" table:number-rows-spanned="1">
            <text:p>PeerModuleRakNet (PEER2)</text:p>
          </table:table-cell>
          <table:covered-table-cell table:number-columns-repeated="2" table:style-name="ce20"/>
          <table:table-cell table:style-name="ce52" office:value-type="string">
            <text:p>UDP</text:p>
          </table:table-cell>
          <table:table-cell table:style-name="ce10" office:value-type="string" table:number-columns-spanned="3" table:number-rows-spanned="1">
            <text:p>RakNetServer (SRV)</text:p>
          </table:table-cell>
          <table:covered-table-cell table:number-columns-repeated="2" table:style-name="ce20"/>
          <table:table-cell table:style-name="ce52" office:value-type="string">
            <text:p>UDP</text:p>
          </table:table-cell>
          <table:table-cell table:style-name="ce10" office:value-type="string" table:number-columns-spanned="3" table:number-rows-spanned="1">
            <text:p>PeerModuleRakNet (PEER1)</text:p>
          </table:table-cell>
          <table:covered-table-cell table:number-columns-repeated="2" table:style-name="ce20"/>
          <table:table-cell table:style-name="ce52" office:value-type="string">
            <text:p>XMLRPC</text:p>
          </table:table-cell>
          <table:table-cell table:style-name="ce10" office:value-type="string" table:number-columns-spanned="2" table:number-rows-spanned="1">
            <text:p>Navigator (NAV1)</text:p>
          </table:table-cell>
          <table:covered-table-cell table:style-name="ce10"/>
          <table:table-cell table:style-name="ce52" office:value-type="string">
            <text:p>HTTP</text:p>
          </table:table-cell>
          <table:table-cell table:style-name="ce10" office:value-type="string">
            <text:p>WorldsServer (WS)</text:p>
          </table:table-cell>
          <table:table-cell table:style-name="ce52" office:value-type="string">
            <text:p>TCP</text:p>
          </table:table-cell>
          <table:table-cell table:style-name="ce10" office:value-type="string">
            <text:p>VoiceServer (VSRV)</text:p>
          </table:table-cell>
          <table:table-cell table:style-name="ce48" table:number-columns-repeated="234"/>
        </table:table-row>
        <table:table-row table:style-name="ro4">
          <table:table-cell table:style-name="ce5"/>
          <table:table-cell table:style-name="ce35" office:value-type="string">
            <text:p>NodeEventListener::run()</text:p>
          </table:table-cell>
          <table:table-cell table:style-name="ce11" office:value-type="string">
            <text:p>Navigator</text:p>
          </table:table-cell>
          <table:table-cell table:style-name="ce25"/>
          <table:table-cell table:style-name="ce11" office:value-type="string">
            <text:p>AvatarNode</text:p>
          </table:table-cell>
          <table:table-cell table:style-name="ce11" office:value-type="string">
            <text:p>CacheManager</text:p>
          </table:table-cell>
          <table:table-cell table:style-name="ce11" office:value-type="string">
            <text:p>Peer</text:p>
          </table:table-cell>
          <table:table-cell table:style-name="ce25"/>
          <table:table-cell table:style-name="ce11" office:value-type="string">
            <text:p>RakNetServer::run()</text:p>
          </table:table-cell>
          <table:table-cell table:style-name="ce11" office:value-type="string">
            <text:p>CacheManager</text:p>
          </table:table-cell>
          <table:table-cell table:style-name="ce11" office:value-type="string">
            <text:p>SiteNode</text:p>
          </table:table-cell>
          <table:table-cell table:style-name="ce25"/>
          <table:table-cell table:style-name="ce11" office:value-type="string">
            <text:p>AvatarNode</text:p>
          </table:table-cell>
          <table:table-cell table:style-name="ce11" office:value-type="string">
            <text:p>CacheManager</text:p>
          </table:table-cell>
          <table:table-cell table:style-name="ce11" office:value-type="string">
            <text:p>Peer</text:p>
          </table:table-cell>
          <table:table-cell table:style-name="ce25"/>
          <table:table-cell table:style-name="ce35" office:value-type="string">
            <text:p>NodeEventListener::run()</text:p>
          </table:table-cell>
          <table:table-cell table:style-name="ce11" office:value-type="string">
            <text:p>Navigator</text:p>
          </table:table-cell>
          <table:table-cell table:style-name="ce25"/>
          <table:table-cell table:style-name="ce11" office:value-type="string">
            <text:p>ThreadedHTTPServer::handlerRequest()</text:p>
          </table:table-cell>
          <table:table-cell table:style-name="ce45"/>
          <table:table-cell table:style-name="ce47" office:value-type="string">
            <text:p>VoiceServerMainThread::run()</text:p>
          </table:table-cell>
          <table:table-cell table:number-columns-repeated="234"/>
        </table:table-row>
        <table:table-row table:style-name="ro5">
          <table:table-cell table:style-name="ce6" office:value-type="string">
            <text:p>1- Avatar1 is connecting on 1 Solipsis world, caches are consistent on peer1 and server.</text:p>
          </table:table-cell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 office:value-type="string">
            <text:p>Launch applications</text:p>
          </table:table-cell>
          <table:table-cell table:style-name="ce36"/>
          <table:table-cell table:style-name="Default"/>
          <table:table-cell table:style-name="ce25"/>
          <table:table-cell table:number-columns-repeated="2"/>
          <table:table-cell office:value-type="string">
            <text:p>Peer::_initialize()</text:p>
            <text:p>PhysicsEngine::init()</text:p>
            <text:p>IP2NServer::createServer()</text:p>
            <text:p>RakNetConnection::initialize()</text:p>
          </table:table-cell>
          <table:table-cell table:style-name="ce25"/>
          <table:table-cell office:value-type="string">
            <text:p>RakNetServer::initialize()</text:p>
            <text:p>RakNetConnection::initialize()</text:p>
            <text:p>CacheManager::initialize()</text:p>
            <text:p>new SiteNode</text:p>
            <text:p>SiteNode::loadNode()</text:p>
          </table:table-cell>
          <table:table-cell table:number-columns-repeated="2"/>
          <table:table-cell table:style-name="ce25"/>
          <table:table-cell table:number-columns-repeated="2"/>
          <table:table-cell office:value-type="string">
            <text:p>Peer::_initialize()</text:p>
            <text:p>PhysicsEngine::init()</text:p>
            <text:p>IP2NServer::createServer()</text:p>
            <text:p>RakNetConnection::initialize()</text:p>
          </table:table-cell>
          <table:table-cell table:style-name="ce25"/>
          <table:table-cell table:style-name="ce36"/>
          <table:table-cell table:style-name="Default"/>
          <table:table-cell table:style-name="ce44"/>
          <table:table-cell table:style-name="Default"/>
          <table:table-cell table:style-name="ce45"/>
          <table:table-cell table:number-columns-repeated="235"/>
        </table:table-row>
        <table:table-row table:style-name="ro7">
          <table:table-cell table:style-name="ce5"/>
          <table:table-cell table:style-name="ce36"/>
          <table:table-cell table:style-name="Default"/>
          <table:table-cell table:style-name="ce25"/>
          <table:table-cell table:number-columns-repeated="3"/>
          <table:table-cell table:style-name="ce25"/>
          <table:table-cell office:value-type="string">
            <text:p>RakNetServer::loadEntity(site + all present entities)</text:p>
            <text:p>*RakNetEntity::AddFilesInCacheManager()</text:p>
            <text:p>*RakNetEntity::addEntity()</text:p>
            <text:p>*RakNetEntity + SerialAuth</text:p>
            <text:p>*RakNetEntity::BroadcastConstruction()</text:p>
          </table:table-cell>
          <table:table-cell table:style-name="Default"/>
          <table:table-cell/>
          <table:table-cell table:style-name="ce25"/>
          <table:table-cell table:number-columns-repeated="3"/>
          <table:table-cell table:style-name="ce25"/>
          <table:table-cell table:style-name="ce36"/>
          <table:table-cell table:style-name="Default"/>
          <table:table-cell table:style-name="ce44"/>
          <table:table-cell table:style-name="Default"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 table:style-name="Default"/>
          <table:table-cell table:style-name="ce25"/>
          <table:table-cell table:number-columns-repeated="3"/>
          <table:table-cell table:style-name="ce25"/>
          <table:table-cell table:style-name="ce12"/>
          <table:table-cell office:value-type="string">
            <text:p>*addFile()</text:p>
            <text:p>+ SSF + SOF</text:p>
          </table:table-cell>
          <table:table-cell/>
          <table:table-cell table:style-name="ce25"/>
          <table:table-cell table:number-columns-repeated="3"/>
          <table:table-cell table:style-name="ce25"/>
          <table:table-cell table:style-name="ce36"/>
          <table:table-cell table:style-name="Default"/>
          <table:table-cell table:style-name="ce44"/>
          <table:table-cell table:style-name="Default"/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Press WORLDS button</text:p>
          </table:table-cell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GUI::world()</text:p>
          </table:table-cell>
          <table:table-cell table:style-name="ce26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 office:value-type="string">
            <text:p>Select Station world + press OK</text:p>
          </table:table-cell>
          <table:table-cell table:style-name="ce36"/>
          <table:table-cell table:style-name="ce15"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 office:value-type="string">
            <text:p>&gt;</text:p>
          </table:table-cell>
          <table:table-cell table:style-name="ce25" office:value-type="string">
            <text:p>http://WS@/uiworlds.html?navVersion=00010009</text:p>
          </table:table-cell>
          <table:table-cell table:style-name="ce32" office:value-type="string">
            <text:p>&g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 table:style-name="ce15"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/>
          <table:table-cell table:style-name="ce25"/>
          <table:table-cell table:style-name="ce40" office:value-type="string">
            <text:p>WSRequestHandler::do_GET()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 table:style-name="ce15"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 office:value-type="string">
            <text:p>&lt;</text:p>
          </table:table-cell>
          <table:table-cell table:style-name="ce25" office:value-type="string">
            <text:p>uiworlds.html page</text:p>
          </table:table-cell>
          <table:table-cell table:style-name="ce32" office:value-type="string">
            <text:p>&l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Press CONNECT (authenticate)</text:p>
          </table:table-cell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GUI::authentWorldsServer()</text:p>
          </table:table-cell>
          <table:table-cell table:style-name="ce26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 table:style-name="ce15"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 office:value-type="string">
            <text:p>&gt;</text:p>
          </table:table-cell>
          <table:table-cell table:style-name="ce25" office:value-type="string">
            <text:p>http://WS@/uiauthentws.html?navVersion=00010009&amp;login=greg2&amp;pwd=greg2</text:p>
          </table:table-cell>
          <table:table-cell table:style-name="ce32" office:value-type="string">
            <text:p>&g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 table:style-name="ce15"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/>
          <table:table-cell table:style-name="ce25"/>
          <table:table-cell table:style-name="ce40" office:value-type="string">
            <text:p>WSRequestHandler::do_GET()</text:p>
          </table:table-cell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 table:style-name="ce15"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table:style-name="ce15" office:value-type="string">
            <text:p>&lt;</text:p>
          </table:table-cell>
          <table:table-cell table:style-name="ce25" office:value-type="string">
            <text:p>uiauthentws.html succeeded page</text:p>
          </table:table-cell>
          <table:table-cell table:style-name="ce32" office:value-type="string">
            <text:p>&l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Press OK (enter in world)</text:p>
          </table:table-cell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Default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GUI::authentWorldsServerOK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7"/>
          <table:table-cell/>
          <table:table-cell table:style-name="ce26"/>
          <table:table-cell table:number-columns-repeated="3"/>
          <table:table-cell table:style-name="ce25"/>
          <table:table-cell table:style-name="ce13"/>
          <table:table-cell table:number-columns-repeated="2"/>
          <table:table-cell table:style-name="ce25"/>
          <table:table-cell table:number-columns-repeated="3"/>
          <table:table-cell table:style-name="ce26"/>
          <table:table-cell table:style-name="ce37"/>
          <table:table-cell office:value-type="string">
            <text:p>Navigator::connect()</text:p>
            <text:p>NavigatorXMLRPCClient::login()</text:p>
            <text:p>P2NNullClient::login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28"/>
          <table:table-cell table:style-name="ce32"/>
          <table:table-cell table:style-name="ce25"/>
          <table:table-cell table:number-columns-repeated="2"/>
          <table:table-cell table:style-name="ce15"/>
          <table:table-cell table:style-name="ce25"/>
          <table:table-cell table:style-name="ce13"/>
          <table:table-cell table:number-columns-repeated="2"/>
          <table:table-cell table:style-name="ce25"/>
          <table:table-cell table:number-columns-repeated="2"/>
          <table:table-cell table:style-name="ce15" office:value-type="string">
            <text:p>&lt;</text:p>
          </table:table-cell>
          <table:table-cell table:style-name="ce25" office:value-type="string">
            <text:p>Login(&lt;solipsis&gt;&lt; username+world@ + nodeId /&gt;&lt;/solipsis&gt;)</text:p>
          </table:table-cell>
          <table:table-cell table:style-name="ce28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6"/>
          <table:table-cell table:style-name="ce14" office:value-type="string">
            <text:p>RakNet sleeping ...</text:p>
          </table:table-cell>
          <table:table-cell table:number-columns-repeated="2"/>
          <table:table-cell table:style-name="ce26"/>
          <table:table-cell table:number-columns-repeated="2"/>
          <table:table-cell office:value-type="string">
            <text:p>Peer::login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style-name="ce28" table:number-columns-repeated="2"/>
          <table:table-cell table:style-name="ce34"/>
          <table:table-cell table:style-name="ce26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NEW_INCOMING_CONNECTION</text:p>
          </table:table-cell>
          <table:table-cell table:number-columns-repeated="2" table:style-name="ce28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32"/>
          <table:table-cell table:style-name="ce26"/>
          <table:table-cell table:style-name="ce14" office:value-type="string">
            <text:p>RakNet &g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CONNECTION_REQUEST_ACCEPTED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/>
          <table:table-cell table:style-name="ce25"/>
          <table:table-cell table:style-name="Default" table:number-columns-repeated="3"/>
          <table:table-cell table:style-name="ce26"/>
          <table:table-cell table:style-name="ce13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Default" office:value-type="string">
            <text:p>Peer::createAvatarNode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/>
          <table:table-cell table:style-name="ce36"/>
          <table:table-cell/>
          <table:table-cell table:style-name="ce25"/>
          <table:table-cell/>
          <table:table-cell table:style-name="Default"/>
          <table:table-cell/>
          <table:table-cell table:style-name="ce25"/>
          <table:table-cell table:number-columns-repeated="3"/>
          <table:table-cell table:style-name="ce25"/>
          <table:table-cell/>
          <table:table-cell table:style-name="Default"/>
          <table:table-cell office:value-type="string">
            <text:p>New or Load entity from SAF file</text:p>
            <text:p>RakNetEntity::AddFilesInCacheManager()</text:p>
            <text:p>RakNetEntity::addEntity()</text:p>
            <text:p>RakNetEntity + SerialAuth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7"/>
          <table:table-cell table:style-name="ce36"/>
          <table:table-cell/>
          <table:table-cell table:style-name="ce25"/>
          <table:table-cell table:style-name="Default"/>
          <table:table-cell/>
          <table:table-cell table:style-name="Default"/>
          <table:table-cell table:style-name="ce26"/>
          <table:table-cell table:style-name="Default" table:number-columns-repeated="3"/>
          <table:table-cell table:style-name="ce26"/>
          <table:table-cell table:style-name="Default"/>
          <table:table-cell office:value-type="string">
            <text:p>*addFile()</text:p>
            <text:p>+ SAF + SIF</text:p>
          </table:table-cell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9">
          <table:table-cell table:style-name="ce5"/>
          <table:table-cell table:style-name="ce36"/>
          <table:table-cell/>
          <table:table-cell table:style-name="ce25"/>
          <table:table-cell/>
          <table:table-cell table:style-name="Default"/>
          <table:table-cell/>
          <table:table-cell table:style-name="ce25"/>
          <table:table-cell table:number-columns-repeated="3"/>
          <table:table-cell table:style-name="ce25"/>
          <table:table-cell office:value-type="string">
            <text:p>OnNewEntity()</text:p>
            <text:p>+OwnedEntity</text:p>
            <text:p>RakNetEntity + SerialAuth</text:p>
            <text:p>Entity::createPhysics()</text:p>
          </table:table-cell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/>
          <table:table-cell table:style-name="Default"/>
          <table:table-cell/>
          <table:table-cell table:style-name="ce25"/>
          <table:table-cell table:style-name="ce14" office:value-type="string">
            <text:p>RakNet sleeping ...</text:p>
          </table:table-cell>
          <table:table-cell table:number-columns-repeated="2"/>
          <table:table-cell table:style-name="ce25"/>
          <table:table-cell/>
          <table:table-cell table:style-name="Default"/>
          <table:table-cell office:value-type="string">
            <text:p>RakNetEntity::BroadcastConstruction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34"/>
          <table:table-cell table:style-name="ce26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CONSTRUCTION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office:value-type="string">
            <text:p>RM2Connection::Construct()</text:p>
            <text:p>new Entity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34"/>
          <table:table-cell table:style-name="ce26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SERIALIZE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table:style-name="ce16" office:value-type="string">
            <text:p>Entity::Deserialize()</text:p>
            <text:p>RakNetEntity::requestFilesFromCacheManager()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table:style-name="ce16"/>
          <table:table-cell table:style-name="ce17" office:value-type="string">
            <text:p>*requestFile()</text:p>
          </table:table-cell>
          <table:table-cell table:style-name="ce21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table:style-name="Default"/>
          <table:table-cell table:style-name="ce13" office:value-type="string">
            <text:p>Nota:files are already present</text:p>
          </table:table-cell>
          <table:table-cell table:style-name="Default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office:value-type="string">
            <text:p>RakNetEntity::addEntity()</text:p>
            <text:p>Entity::OnNewEntity()</text:p>
            <text:p>SiteNode::onNewEntity()</text:p>
          </table:table-cell>
          <table:table-cell table:style-name="ce13"/>
          <table:table-cell table:style-name="Default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/>
          <table:table-cell table:style-name="ce13"/>
          <table:table-cell table:style-name="Default" office:value-type="string">
            <text:p>OnNewEntity()</text:p>
          </table:table-cell>
          <table:table-cell table:style-name="ce26"/>
          <table:table-cell table:style-name="ce21" table:number-columns-repeated="2"/>
          <table:table-cell/>
          <table:table-cell table:style-name="ce2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8"/>
          <table:table-cell table:style-name="ce40"/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9"/>
          <table:table-cell table:style-name="ce21"/>
          <table:table-cell table:style-name="ce15" office:value-type="string">
            <text:p>&gt;</text:p>
          </table:table-cell>
          <table:table-cell table:style-name="ce25" office:value-type="string">
            <text:p>HandleEvt(&lt;evt&gt;ETNewEntity&lt;/evt&gt;)</text:p>
          </table:table-cell>
          <table:table-cell table:style-name="ce39" office:value-type="string">
            <text:p>&gt;</text:p>
          </table:table-cell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8"/>
          <table:table-cell table:style-name="ce40"/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 office:value-type="string">
            <text:p>processEvents()</text:p>
            <text:p>onPeerNew()</text:p>
            <text:p>OgrePeerManager::load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32"/>
          <table:table-cell table:style-name="ce26"/>
          <table:table-cell table:style-name="ce14" office:value-type="string">
            <text:p>ReplicaMgr send construction of site entity &g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CONSTRUCTION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"/>
          <table:table-cell office:value-type="string">
            <text:p>RM2Connection::Construct()</text:p>
            <text:p>new Entity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32"/>
          <table:table-cell table:style-name="ce26"/>
          <table:table-cell table:style-name="ce14" office:value-type="string">
            <text:p>ReplicaMgr send serialization of site entity &g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SERIALIZE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"/>
          <table:table-cell office:value-type="string">
            <text:p>Entity::Deserialize()</text:p>
            <text:p>RakNetEntity::requestFilesFromCacheManager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/>
          <table:table-cell table:style-name="ce25"/>
          <table:table-cell/>
          <table:table-cell table:style-name="Default"/>
          <table:table-cell/>
          <table:table-cell table:style-name="ce25"/>
          <table:table-cell table:number-columns-repeated="3"/>
          <table:table-cell table:style-name="ce25"/>
          <table:table-cell/>
          <table:table-cell table:style-name="Default" office:value-type="string">
            <text:p>*requestFile()</text:p>
          </table:table-cell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/>
          <table:table-cell table:style-name="ce13"/>
          <table:table-cell/>
          <table:table-cell table:style-name="ce25"/>
          <table:table-cell table:number-columns-repeated="3"/>
          <table:table-cell table:style-name="ce25"/>
          <table:table-cell/>
          <table:table-cell table:style-name="ce13" office:value-type="string">
            <text:p>Nota:files are already present</text:p>
          </table:table-cell>
          <table:table-cell office:value-type="string">
            <text:p>*Entity::OnTransferComplete()</text:p>
            <text:p>RakNetEntity::addEntity()</text:p>
            <text:p>Entity::OnNewEntity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Default"/>
          <table:table-cell table:style-name="ce25"/>
          <table:table-cell table:number-columns-repeated="3"/>
          <table:table-cell table:style-name="ce25"/>
          <table:table-cell office:value-type="string">
            <text:p>onNewEntity()</text:p>
            <text:p>Entity::createPhysics()</text:p>
            <text:p/>
          </table:table-cell>
          <table:table-cell/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Default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Default"/>
          <table:table-cell table:style-name="ce2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8"/>
          <table:table-cell table:style-name="ce40"/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9"/>
          <table:table-cell table:style-name="ce21"/>
          <table:table-cell table:style-name="ce15" office:value-type="string">
            <text:p>&gt;</text:p>
          </table:table-cell>
          <table:table-cell table:style-name="ce25" office:value-type="string">
            <text:p>HandleEvt(&lt;evt&gt;ETNewEntity&lt;/evt&gt;)</text:p>
          </table:table-cell>
          <table:table-cell table:style-name="ce39" office:value-type="string">
            <text:p>&gt;</text:p>
          </table:table-cell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8"/>
          <table:table-cell table:style-name="ce40"/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 office:value-type="string">
            <text:p>processEvents()</text:p>
            <text:p>onPeerNew()</text:p>
            <text:p>OgrePeerManager::load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office:value-type="string">
            <text:p>AvatarEntity::createPhysics()</text:p>
            <text:p>AvatarEntity::pos = entry gate</text:p>
          </table:table-cell>
          <table:table-cell table:number-columns-repeated="2"/>
          <table:table-cell table:style-name="ce2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8"/>
          <table:table-cell table:style-name="ce40"/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9"/>
          <table:table-cell table:style-name="ce21"/>
          <table:table-cell table:style-name="ce15" office:value-type="string">
            <text:p>&gt;</text:p>
          </table:table-cell>
          <table:table-cell table:style-name="ce25" office:value-type="string">
            <text:p>HandleEvt(&lt;evt&gt;ETUpdatedEntity&lt;/evt&gt;)</text:p>
          </table:table-cell>
          <table:table-cell table:style-name="ce39" office:value-type="string">
            <text:p>&gt;</text:p>
          </table:table-cell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8"/>
          <table:table-cell table:style-name="ce40"/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 office:value-type="string">
            <text:p>processEvents()</text:p>
            <text:p>onPeerUpdated()</text:p>
            <text:p>OgrePeerManager::update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6" office:value-type="string">
            <text:p>2- Avatar2 is connecting on 1 Solipsis world, caches are consistent on peer1 and server.</text:p>
          </table:table-cell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9">
          <table:table-cell table:style-name="ce5" office:value-type="string">
            <text:p>Launch applications</text:p>
          </table:table-cell>
          <table:table-cell table:style-name="ce36"/>
          <table:table-cell table:style-name="Default"/>
          <table:table-cell table:style-name="ce25"/>
          <table:table-cell table:number-columns-repeated="2"/>
          <table:table-cell office:value-type="string">
            <text:p>Peer::_initialize()</text:p>
            <text:p>PhysicsEngine::init()</text:p>
            <text:p>IP2NServer::createServer()</text:p>
            <text:p>RakNetConnection::initialize()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Default" table:number-columns-repeated="2"/>
          <table:table-cell table:style-name="ce44"/>
          <table:table-cell table:style-name="Default"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 table:style-name="Default"/>
          <table:table-cell table:style-name="ce25"/>
          <table:table-cell table:number-columns-repeated="3"/>
          <table:table-cell table:style-name="ce25"/>
          <table:table-cell/>
          <table:table-cell table:style-name="Default"/>
          <table:table-cell/>
          <table:table-cell table:style-name="ce25"/>
          <table:table-cell table:number-columns-repeated="3"/>
          <table:table-cell table:style-name="ce25"/>
          <table:table-cell table:style-name="Default" table:number-columns-repeated="2"/>
          <table:table-cell table:style-name="ce44"/>
          <table:table-cell table:style-name="Default"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 table:style-name="Default"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Default" table:number-columns-repeated="2"/>
          <table:table-cell table:style-name="ce44"/>
          <table:table-cell table:style-name="Default"/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Press WORLDS button</text:p>
          </table:table-cell>
          <table:table-cell table:style-name="ce36"/>
          <table:table-cell office:value-type="string">
            <text:p>NavigatorGUI::world()</text:p>
          </table:table-cell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Default" table:number-columns-repeated="2"/>
          <table:table-cell table:style-name="ce26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 office:value-type="string">
            <text:p>Select Station world + press OK</text:p>
          </table:table-cell>
          <table:table-cell table:style-name="ce36"/>
          <table:table-cell table:style-name="ce15" office:value-type="string">
            <text:p>&gt;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2" table:style-name="ce28" office:value-type="string">
            <text:p>_____</text:p>
          </table:table-cell>
          <table:table-cell table:style-name="ce25" office:value-type="string">
            <text:p>http://WS@/uiworlds.html?navVersion=00010009</text:p>
          </table:table-cell>
          <table:table-cell table:style-name="ce32" office:value-type="string">
            <text:p>&g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 table:style-name="ce15"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Default" table:number-columns-repeated="2"/>
          <table:table-cell table:style-name="ce25"/>
          <table:table-cell table:style-name="ce40" office:value-type="string">
            <text:p>WSRequestHandler::do_GET()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 table:style-name="ce15" office:value-type="string">
            <text:p>&lt;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2" table:style-name="ce28" office:value-type="string">
            <text:p>_____</text:p>
          </table:table-cell>
          <table:table-cell table:style-name="ce25" office:value-type="string">
            <text:p>uiworlds.html page</text:p>
          </table:table-cell>
          <table:table-cell table:style-name="ce32" office:value-type="string">
            <text:p>&l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Press CONNECT (authenticate)</text:p>
          </table:table-cell>
          <table:table-cell table:style-name="ce36"/>
          <table:table-cell office:value-type="string">
            <text:p>NavigatorGUI::authentWorldsServer()</text:p>
          </table:table-cell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Default" table:number-columns-repeated="2"/>
          <table:table-cell table:style-name="ce26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 table:style-name="ce15" office:value-type="string">
            <text:p>&gt;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2" table:style-name="ce28" office:value-type="string">
            <text:p>_____</text:p>
          </table:table-cell>
          <table:table-cell table:style-name="ce25" office:value-type="string">
            <text:p>http://WS@/uiauthentws.html?navVersion=00010009&amp;login=john&amp;pwd=secret</text:p>
          </table:table-cell>
          <table:table-cell table:style-name="ce32" office:value-type="string">
            <text:p>&g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 table:style-name="ce15"/>
          <table:table-cell table:style-name="ce25"/>
          <table:table-cell table:number-columns-repeated="3"/>
          <table:table-cell table:style-name="ce25"/>
          <table:table-cell table:style-name="ce12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Default" table:number-columns-repeated="2"/>
          <table:table-cell table:style-name="ce25"/>
          <table:table-cell table:style-name="ce40" office:value-type="string">
            <text:p>WSRequestHandler::do_GET()</text:p>
          </table:table-cell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 table:style-name="ce15" office:value-type="string">
            <text:p>&lt;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3" table:style-name="ce28" office:value-type="string">
            <text:p>_____</text:p>
          </table:table-cell>
          <table:table-cell table:style-name="ce53" office:value-type="string">
            <text:p>_____</text:p>
          </table:table-cell>
          <table:table-cell table:number-columns-repeated="2" table:style-name="ce28" office:value-type="string">
            <text:p>_____</text:p>
          </table:table-cell>
          <table:table-cell table:style-name="ce25" office:value-type="string">
            <text:p>uiauthentws.html succeeded page</text:p>
          </table:table-cell>
          <table:table-cell table:style-name="ce32" office:value-type="string">
            <text:p>&lt;</text:p>
          </table:table-cell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Press OK (enter in world)</text:p>
          </table:table-cell>
          <table:table-cell table:style-name="ce36"/>
          <table:table-cell office:value-type="string">
            <text:p>NavigatorGUI::authentWorldsServerOK()</text:p>
          </table:table-cell>
          <table:table-cell table:style-name="ce25"/>
          <table:table-cell table:number-columns-repeated="3"/>
          <table:table-cell table:style-name="ce25"/>
          <table:table-cell table:style-name="Default"/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Default" table:number-columns-repeated="2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7"/>
          <table:table-cell office:value-type="string">
            <text:p>Navigator::connect()</text:p>
            <text:p>NavigatorXMLRPCClient::login()</text:p>
            <text:p>P2NNullClient::login()</text:p>
          </table:table-cell>
          <table:table-cell table:style-name="ce26"/>
          <table:table-cell table:number-columns-repeated="3"/>
          <table:table-cell table:style-name="ce25"/>
          <table:table-cell table:style-name="ce13"/>
          <table:table-cell table:number-columns-repeated="2"/>
          <table:table-cell table:style-name="ce25"/>
          <table:table-cell table:number-columns-repeated="3"/>
          <table:table-cell table:style-name="ce26"/>
          <table:table-cell table:style-name="Default" table:number-columns-repeated="2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28"/>
          <table:table-cell table:style-name="ce15" office:value-type="string">
            <text:p>&lt;</text:p>
          </table:table-cell>
          <table:table-cell table:style-name="ce25" office:value-type="string">
            <text:p>Login(&lt;solipsis&gt;&lt; username+world@ + nodeId /&gt;&lt;/solipsis&gt;)</text:p>
          </table:table-cell>
          <table:table-cell table:number-columns-repeated="2" table:style-name="ce28" office:value-type="string">
            <text:p>_____</text:p>
          </table:table-cell>
          <table:table-cell table:style-name="ce41" office:value-type="string">
            <text:p>&gt;</text:p>
          </table:table-cell>
          <table:table-cell table:style-name="ce25"/>
          <table:table-cell table:style-name="ce13"/>
          <table:table-cell table:number-columns-repeated="2"/>
          <table:table-cell table:style-name="ce25"/>
          <table:table-cell table:number-columns-repeated="2"/>
          <table:table-cell table:style-name="ce15"/>
          <table:table-cell table:style-name="ce25"/>
          <table:table-cell table:style-name="ce28"/>
          <table:table-cell table:style-name="ce32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office:value-type="string">
            <text:p>Peer::login()</text:p>
          </table:table-cell>
          <table:table-cell table:style-name="ce26"/>
          <table:table-cell table:style-name="ce14" office:value-type="string">
            <text:p>RakNet sleeping ...</text:p>
          </table:table-cell>
          <table:table-cell table:number-columns-repeated="2"/>
          <table:table-cell table:style-name="ce26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style-name="ce28" table:number-columns-repeated="2"/>
          <table:table-cell table:style-name="ce14" office:value-type="string">
            <text:p>RakNet &gt;</text:p>
          </table:table-cell>
          <table:table-cell table:style-name="ce26" office:value-type="string">
            <text:p>ID_NEW_INCOMING_CONNECTION</text:p>
          </table:table-cell>
          <table:table-cell table:style-name="ce41" office:value-type="string">
            <text:p>&lt;</text:p>
          </table:table-cell>
          <table:table-cell table:style-name="ce21" table:number-columns-repeated="2"/>
          <table:table-cell table:style-name="ce26"/>
          <table:table-cell table:style-name="ce28" table:number-columns-repeated="2"/>
          <table:table-cell table:style-name="ce31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6" office:value-type="string">
            <text:p>ID_CONNECTION_REQUEST_ACCEPTED</text:p>
          </table:table-cell>
          <table:table-cell table:style-name="ce55" office:value-type="string">
            <text:p>&lt; RakNet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3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/>
          <table:table-cell table:style-name="ce25"/>
          <table:table-cell table:style-name="Default" table:number-columns-repeated="2"/>
          <table:table-cell table:style-name="Default" office:value-type="string">
            <text:p>Peer::createAvatarNode()</text:p>
          </table:table-cell>
          <table:table-cell table:style-name="ce26"/>
          <table:table-cell table:style-name="ce13"/>
          <table:table-cell table:style-name="Default" table:number-columns-repeated="2"/>
          <table:table-cell table:style-name="ce26"/>
          <table:table-cell table:style-name="Default"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/>
          <table:table-cell table:style-name="ce36"/>
          <table:table-cell/>
          <table:table-cell table:style-name="ce25"/>
          <table:table-cell/>
          <table:table-cell table:style-name="Default"/>
          <table:table-cell office:value-type="string">
            <text:p>New or Load entity from SAF file</text:p>
            <text:p>RakNetEntity::AddFilesInCacheManager()</text:p>
            <text:p>RakNetEntity::addEntity()</text:p>
            <text:p>RakNetEntity + SerialAuth</text:p>
          </table:table-cell>
          <table:table-cell table:style-name="ce25"/>
          <table:table-cell table:number-columns-repeated="3"/>
          <table:table-cell table:style-name="ce25"/>
          <table:table-cell/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7"/>
          <table:table-cell table:style-name="ce36"/>
          <table:table-cell/>
          <table:table-cell table:style-name="ce25"/>
          <table:table-cell table:style-name="Default"/>
          <table:table-cell office:value-type="string">
            <text:p>*addFile()</text:p>
            <text:p>+ SAF + SIF</text:p>
          </table:table-cell>
          <table:table-cell table:style-name="Default"/>
          <table:table-cell table:style-name="ce26"/>
          <table:table-cell table:style-name="Default" table:number-columns-repeated="3"/>
          <table:table-cell table:style-name="ce26"/>
          <table:table-cell table:style-name="Default"/>
          <table:table-cell/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9">
          <table:table-cell table:style-name="ce5"/>
          <table:table-cell table:style-name="ce36"/>
          <table:table-cell/>
          <table:table-cell table:style-name="ce25"/>
          <table:table-cell office:value-type="string">
            <text:p>OnNewEntity()</text:p>
            <text:p>+OwnedEntity</text:p>
            <text:p>RakNetEntity + SerialAuth</text:p>
            <text:p>Entity::createPhysics()</text:p>
          </table:table-cell>
          <table:table-cell table:style-name="Default"/>
          <table:table-cell/>
          <table:table-cell table:style-name="ce25"/>
          <table:table-cell table:number-columns-repeated="3"/>
          <table:table-cell table:style-name="ce25"/>
          <table:table-cell/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/>
          <table:table-cell table:style-name="Default"/>
          <table:table-cell office:value-type="string">
            <text:p>RakNetEntity::BroadcastConstruction()</text:p>
          </table:table-cell>
          <table:table-cell table:style-name="ce25"/>
          <table:table-cell table:style-name="ce14" office:value-type="string">
            <text:p>RakNet sleeping ...</text:p>
          </table:table-cell>
          <table:table-cell table:number-columns-repeated="2"/>
          <table:table-cell table:style-name="ce25"/>
          <table:table-cell/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style-name="ce28" table:number-columns-repeated="2"/>
          <table:table-cell table:style-name="ce14" office:value-type="string">
            <text:p>RakNet &gt;</text:p>
          </table:table-cell>
          <table:table-cell table:style-name="ce26" office:value-type="string">
            <text:p>ID_REPLICA_MANAGER_CONSTRUCTION</text:p>
          </table:table-cell>
          <table:table-cell table:style-name="ce41" office:value-type="string">
            <text:p>&gt;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31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office:value-type="string">
            <text:p>RM2Connection::Construct()</text:p>
            <text:p>new Entity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style-name="ce28" table:number-columns-repeated="2"/>
          <table:table-cell table:style-name="ce14" office:value-type="string">
            <text:p>RakNet &gt;</text:p>
          </table:table-cell>
          <table:table-cell table:style-name="ce26" office:value-type="string">
            <text:p>ID_REPLICA_MANAGER_SERIALIZE</text:p>
          </table:table-cell>
          <table:table-cell table:style-name="ce41" office:value-type="string">
            <text:p>&gt;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31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table:style-name="ce16" office:value-type="string">
            <text:p>Entity::Deserialize()</text:p>
            <text:p>RakNetEntity::requestFilesFromCacheManager()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table:style-name="ce16"/>
          <table:table-cell table:style-name="ce17" office:value-type="string">
            <text:p>*requestFile()</text:p>
          </table:table-cell>
          <table:table-cell table:style-name="ce21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table:style-name="Default"/>
          <table:table-cell table:style-name="ce13" office:value-type="string">
            <text:p>Nota:files are already present</text:p>
          </table:table-cell>
          <table:table-cell table:style-name="Default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 office:value-type="string">
            <text:p>RakNetEntity::addEntity()</text:p>
            <text:p>Entity::OnNewEntity()</text:p>
            <text:p>SiteNode::onNewEntity()</text:p>
          </table:table-cell>
          <table:table-cell table:style-name="ce13"/>
          <table:table-cell table:style-name="Default"/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 table:style-name="ce21" table:number-columns-repeated="2"/>
          <table:table-cell/>
          <table:table-cell table:style-name="ce26"/>
          <table:table-cell/>
          <table:table-cell table:style-name="ce13"/>
          <table:table-cell table:style-name="Default" office:value-type="string">
            <text:p>OnNewEntity()</text:p>
          </table:table-cell>
          <table:table-cell table:style-name="ce26"/>
          <table:table-cell table:style-name="ce21" table:number-columns-repeated="2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3" office:value-type="string">
            <text:p>&lt;</text:p>
          </table:table-cell>
          <table:table-cell table:style-name="ce21" office:value-type="string">
            <text:p>_____</text:p>
          </table:table-cell>
          <table:table-cell table:style-name="ce25" office:value-type="string">
            <text:p>HandleEvt(&lt;evt&gt;ETNewEntity&lt;/evt&gt;)</text:p>
          </table:table-cell>
          <table:table-cell table:number-columns-repeated="2" table:style-name="ce28" office:value-type="string">
            <text:p>_____</text:p>
          </table:table-cell>
          <table:table-cell table:style-name="ce41" office:value-type="string">
            <text:p>&lt;</text:p>
          </table:table-cell>
          <table:table-cell table:style-name="ce25"/>
          <table:table-cell table:number-columns-repeated="3"/>
          <table:table-cell table:style-name="ce25"/>
          <table:table-cell table:style-name="ce15"/>
          <table:table-cell table:style-name="ce21" table:number-columns-repeated="2"/>
          <table:table-cell table:style-name="ce25"/>
          <table:table-cell table:style-name="ce39"/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8"/>
          <table:table-cell table:style-name="ce40" office:value-type="string">
            <text:p>processEvents()</text:p>
            <text:p>onPeerNew()</text:p>
            <text:p>OgrePeerManager::load()</text:p>
          </table:table-cell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15" office:value-type="string">
            <text:p>&lt;</text:p>
          </table:table-cell>
          <table:table-cell table:style-name="ce26" office:value-type="string">
            <text:p>ID_REPLICA_MANAGER_CONSTRUCTION</text:p>
          </table:table-cell>
          <table:table-cell table:style-name="ce55" office:value-type="string">
            <text:p>&lt; ReplicaMgr send construction of site entity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3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office:value-type="string">
            <text:p>RM2Connection::Construct()</text:p>
            <text:p>new Entity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15" office:value-type="string">
            <text:p>&lt;</text:p>
          </table:table-cell>
          <table:table-cell table:style-name="ce26" office:value-type="string">
            <text:p>ID_REPLICA_MANAGER_SERIALIZE</text:p>
          </table:table-cell>
          <table:table-cell table:style-name="ce55" office:value-type="string">
            <text:p>&lt; ReplicaMgr send serialization of site entity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3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office:value-type="string">
            <text:p>Entity::Deserialize()</text:p>
            <text:p>RakNetEntity::requestFilesFromCacheManager()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/>
          <table:table-cell table:style-name="ce25"/>
          <table:table-cell/>
          <table:table-cell table:style-name="Default" office:value-type="string">
            <text:p>*requestFile()</text:p>
          </table:table-cell>
          <table:table-cell/>
          <table:table-cell table:style-name="ce25"/>
          <table:table-cell table:number-columns-repeated="3"/>
          <table:table-cell table:style-name="ce25"/>
          <table:table-cell/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/>
          <table:table-cell table:style-name="ce13" office:value-type="string">
            <text:p>Nota:files are already present</text:p>
          </table:table-cell>
          <table:table-cell office:value-type="string">
            <text:p>*Entity::OnTransferComplete()</text:p>
            <text:p>RakNetEntity::addEntity()</text:p>
            <text:p>Entity::OnNewEntity()</text:p>
          </table:table-cell>
          <table:table-cell table:style-name="ce25"/>
          <table:table-cell table:number-columns-repeated="3"/>
          <table:table-cell table:style-name="ce25"/>
          <table:table-cell/>
          <table:table-cell table:style-name="ce13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office:value-type="string">
            <text:p>onNewEntity()</text:p>
            <text:p>Entity::createPhysics()</text:p>
            <text:p/>
          </table:table-cell>
          <table:table-cell/>
          <table:table-cell table:style-name="Default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 table:number-columns-repeated="2"/>
          <table:table-cell table:style-name="Default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3" office:value-type="string">
            <text:p>&lt;</text:p>
          </table:table-cell>
          <table:table-cell table:style-name="ce21" office:value-type="string">
            <text:p>_____</text:p>
          </table:table-cell>
          <table:table-cell table:style-name="ce25" office:value-type="string">
            <text:p>HandleEvt(&lt;evt&gt;ETNewEntity&lt;/evt&gt;)</text:p>
          </table:table-cell>
          <table:table-cell table:number-columns-repeated="2" table:style-name="ce28" office:value-type="string">
            <text:p>_____</text:p>
          </table:table-cell>
          <table:table-cell table:style-name="ce41" office:value-type="string">
            <text:p>&lt;</text:p>
          </table:table-cell>
          <table:table-cell table:style-name="ce25"/>
          <table:table-cell table:number-columns-repeated="3"/>
          <table:table-cell table:style-name="ce25"/>
          <table:table-cell table:style-name="ce15"/>
          <table:table-cell table:style-name="ce21" table:number-columns-repeated="2"/>
          <table:table-cell table:style-name="ce25"/>
          <table:table-cell table:style-name="ce39"/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8"/>
          <table:table-cell table:style-name="ce40" office:value-type="string">
            <text:p>processEvents()</text:p>
            <text:p>onPeerNew()</text:p>
            <text:p>OgrePeerManager::load()</text:p>
          </table:table-cell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 office:value-type="string">
            <text:p>AvatarEntity::createPhysics()</text:p>
            <text:p>AvatarEntity::pos = entry gate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style-name="Default"/>
          <table:table-cell table:number-columns-repeated="234"/>
        </table:table-row>
        <table:table-row table:style-name="ro8">
          <table:table-cell table:style-name="ce5"/>
          <table:table-cell table:style-name="ce33" office:value-type="string">
            <text:p>&lt;</text:p>
          </table:table-cell>
          <table:table-cell table:style-name="ce21" office:value-type="string">
            <text:p>_____</text:p>
          </table:table-cell>
          <table:table-cell table:style-name="ce25" office:value-type="string">
            <text:p>HandleEvt(&lt;evt&gt;ETUpdatedEntity&lt;/evt&gt;)</text:p>
          </table:table-cell>
          <table:table-cell table:number-columns-repeated="2" table:style-name="ce28" office:value-type="string">
            <text:p>_____</text:p>
          </table:table-cell>
          <table:table-cell table:style-name="ce41" office:value-type="string">
            <text:p>&lt;</text:p>
          </table:table-cell>
          <table:table-cell table:style-name="ce25"/>
          <table:table-cell table:number-columns-repeated="3"/>
          <table:table-cell table:style-name="ce25"/>
          <table:table-cell table:style-name="ce15"/>
          <table:table-cell table:style-name="ce21" table:number-columns-repeated="2"/>
          <table:table-cell table:style-name="ce25"/>
          <table:table-cell table:style-name="ce39"/>
          <table:table-cell table:style-name="ce40"/>
          <table:table-cell table:style-name="ce25"/>
          <table:table-cell/>
          <table:table-cell table:style-name="ce45"/>
          <table:table-cell table:style-name="ce32"/>
          <table:table-cell table:number-columns-repeated="234"/>
        </table:table-row>
        <table:table-row table:style-name="ro5">
          <table:table-cell table:style-name="ce5"/>
          <table:table-cell table:style-name="ce38"/>
          <table:table-cell table:style-name="ce40" office:value-type="string">
            <text:p>processEvents()</text:p>
            <text:p>onPeerUpdated()</text:p>
            <text:p>OgrePeerManager::update()</text:p>
          </table:table-cell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/>
          <table:table-cell table:style-name="ce25"/>
          <table:table-cell/>
          <table:table-cell table:style-name="ce45"/>
          <table:table-cell table:style-name="ce40"/>
          <table:table-cell table:number-columns-repeated="234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15" office:value-type="string">
            <text:p>&lt;</text:p>
          </table:table-cell>
          <table:table-cell table:style-name="ce26" office:value-type="string">
            <text:p>ID_REPLICA_MANAGER_CONSTRUCTION</text:p>
          </table:table-cell>
          <table:table-cell table:style-name="ce55" office:value-type="string">
            <text:p>&lt; ReplicaMgr send construction of Avatar1 entity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3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office:value-type="string">
            <text:p>RM2Connection::Construct()</text:p>
            <text:p>new Entity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15" office:value-type="string">
            <text:p>&lt;</text:p>
          </table:table-cell>
          <table:table-cell table:style-name="ce26" office:value-type="string">
            <text:p>ID_REPLICA_MANAGER_SERIALIZE</text:p>
          </table:table-cell>
          <table:table-cell table:style-name="ce55" office:value-type="string">
            <text:p>&lt; ReplicaMgr send serialization of Avatar1 entity</text:p>
          </table:table-cell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3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office:value-type="string">
            <text:p>Entity::Deserialize()</text:p>
            <text:p>RakNetEntity::requestFilesFromCacheManager()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/>
          <table:table-cell table:style-name="ce25"/>
          <table:table-cell/>
          <table:table-cell table:style-name="Default" office:value-type="string">
            <text:p>*requestFile()</text:p>
          </table:table-cell>
          <table:table-cell/>
          <table:table-cell table:style-name="ce25"/>
          <table:table-cell table:number-columns-repeated="3"/>
          <table:table-cell table:style-name="ce25"/>
          <table:table-cell/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/>
          <table:table-cell table:style-name="ce13" office:value-type="string">
            <text:p>Nota:files are already present</text:p>
          </table:table-cell>
          <table:table-cell office:value-type="string">
            <text:p>*Entity::OnTransferComplete()</text:p>
            <text:p>RakNetEntity::addEntity()</text:p>
            <text:p>Entity::OnNewEntity()</text:p>
          </table:table-cell>
          <table:table-cell table:style-name="ce25"/>
          <table:table-cell table:number-columns-repeated="3"/>
          <table:table-cell table:style-name="ce25"/>
          <table:table-cell/>
          <table:table-cell table:style-name="ce13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office:value-type="string">
            <text:p>OnNewEntity()</text:p>
            <text:p/>
          </table:table-cell>
          <table:table-cell/>
          <table:table-cell table:style-name="Default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 table:number-columns-repeated="2"/>
          <table:table-cell table:style-name="Default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3" office:value-type="string">
            <text:p>&lt;</text:p>
          </table:table-cell>
          <table:table-cell table:style-name="ce21" office:value-type="string">
            <text:p>_____</text:p>
          </table:table-cell>
          <table:table-cell table:style-name="ce25" office:value-type="string">
            <text:p>HandleEvt(&lt;evt&gt;ETNewEntity&lt;/evt&gt;)</text:p>
          </table:table-cell>
          <table:table-cell table:number-columns-repeated="2" table:style-name="ce28" office:value-type="string">
            <text:p>_____</text:p>
          </table:table-cell>
          <table:table-cell table:style-name="ce41" office:value-type="string">
            <text:p>&lt;</text:p>
          </table:table-cell>
          <table:table-cell table:style-name="ce25"/>
          <table:table-cell table:number-columns-repeated="3"/>
          <table:table-cell table:style-name="ce25"/>
          <table:table-cell table:style-name="ce15"/>
          <table:table-cell table:style-name="ce21" table:number-columns-repeated="2"/>
          <table:table-cell table:style-name="ce25"/>
          <table:table-cell table:style-name="ce39"/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8"/>
          <table:table-cell table:style-name="ce40" office:value-type="string">
            <text:p>processEvents()</text:p>
            <text:p>onPeerNew()</text:p>
            <text:p>OgrePeerManager::load()</text:p>
          </table:table-cell>
          <table:table-cell table:style-name="ce25"/>
          <table:table-cell table:style-name="ce21" table:number-columns-repeated="3"/>
          <table:table-cell table:style-name="ce2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55" office:value-type="string">
            <text:p>ReplicaMgr send construction of Avatar2 entity &g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CONSTRUCTION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"/>
          <table:table-cell office:value-type="string">
            <text:p>RM2Connection::Construct()</text:p>
            <text:p>new Entity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28"/>
          <table:table-cell table:style-name="ce32"/>
          <table:table-cell table:style-name="ce25"/>
          <table:table-cell table:number-columns-repeated="2"/>
          <table:table-cell table:style-name="ce15"/>
          <table:table-cell table:style-name="ce25"/>
          <table:table-cell table:style-name="ce55" office:value-type="string">
            <text:p>ReplicaMgr send serialization of Avatar2 entity &g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SERIALIZE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28"/>
          <table:table-cell table:style-name="ce32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"/>
          <table:table-cell office:value-type="string">
            <text:p>Entity::Deserialize()</text:p>
            <text:p>RakNetEntity::requestFilesFromCacheManager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/>
          <table:table-cell table:style-name="Default" office:value-type="string">
            <text:p>*requestFile()</text:p>
          </table:table-cell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style-name="ce21" table:number-columns-repeated="2"/>
          <table:table-cell table:style-name="ce34"/>
          <table:table-cell table:style-name="ce25"/>
          <table:table-cell table:style-name="ce12"/>
          <table:table-cell table:style-name="ce21" table:number-columns-repeated="2"/>
          <table:table-cell table:style-name="ce25"/>
          <table:table-cell/>
          <table:table-cell table:style-name="ce13" office:value-type="string">
            <text:p>Nota:files are already present</text:p>
          </table:table-cell>
          <table:table-cell office:value-type="string">
            <text:p>*Entity::OnTransferComplete()</text:p>
            <text:p>RakNetEntity::addEntity()</text:p>
            <text:p>Entity::OnNewEntity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9"/>
          <table:table-cell table:number-columns-repeated="2"/>
          <table:table-cell table:style-name="ce25"/>
          <table:table-cell office:value-type="string">
            <text:p>onNewEntity()</text:p>
          </table:table-cell>
          <table:table-cell/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Default"/>
          <table:table-cell table:style-name="ce25"/>
          <table:table-cell table:style-name="ce36" office:value-type="string">
            <text:p>handleEvt()</text:p>
            <text:p>P2NNullClient::handleEvt()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29"/>
          <table:table-cell table:style-name="ce21"/>
          <table:table-cell table:style-name="ce15" office:value-type="string">
            <text:p>&gt;</text:p>
          </table:table-cell>
          <table:table-cell table:style-name="ce25" office:value-type="string">
            <text:p>HandleEvt(&lt;evt&gt;ETNewEntity&lt;/evt&gt;)</text:p>
          </table:table-cell>
          <table:table-cell table:style-name="ce39" office:value-type="string">
            <text:p>&gt;</text:p>
          </table:table-cell>
          <table:table-cell table:style-name="ce40"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21" table:number-columns-repeated="3"/>
          <table:table-cell table:style-name="ce25"/>
          <table:table-cell table:style-name="ce38"/>
          <table:table-cell table:style-name="ce40" office:value-type="string">
            <text:p>processEvents()</text:p>
            <text:p>onPeerNew()</text:p>
            <text:p>OgrePeerManager::load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6" office:value-type="string">
            <text:p>3- Avatar2 open the avatar editor and customize its avatar.</text:p>
          </table:table-cell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Open Editor, tune avatar</text:p>
          </table:table-cell>
          <table:table-cell table:style-name="ce36"/>
          <table:table-cell table:style-name="ce51" office:value-type="string">
            <text:p>NavigatorGUI::avatarMainShow()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7">
          <table:table-cell table:style-name="ce5" office:value-type="string">
            <text:p>Quit Editor, autosave avatar</text:p>
          </table:table-cell>
          <table:table-cell table:style-name="ce36"/>
          <table:table-cell table:style-name="ce51" office:value-type="string">
            <text:p>Navigator::endAvatarEdit()</text:p>
            <text:p>Navigator::avatarXMLSave()</text:p>
            <text:p>CharacterInstance::saveModified()</text:p>
            <text:p>SAF + SIF saved</text:p>
            <text:p>OgrePeerManager::onUserAvatarSave()</text:p>
            <text:p>Avatar::onAvatarSave()</text:p>
            <text:p>XmlEntity::Content[Lodd0] = {SAF, SIF version++}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 table:style-name="ce15" office:value-type="string">
            <text:p>&gt;</text:p>
          </table:table-cell>
          <table:table-cell table:style-name="ce25" office:value-type="string">
            <text:p>SendEvt(&lt;evt&gt;ETUpdatedEntity&lt;/evt&gt;)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office:value-type="string">
            <text:p>Peer::sendEvt()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office:value-type="string">
            <text:p>Peer::run()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office:value-type="string">
            <text:p>processEvt()</text:p>
            <text:p>Entity::AddFilesInCacheManager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office:value-type="string">
            <text:p>Entity::Serialize()</text:p>
          </table:table-cell>
          <table:table-cell table:style-name="ce25"/>
          <table:table-cell table:style-name="ce14" office:value-type="string">
            <text:p>RakNet sleeping ...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ce14" office:value-type="string">
            <text:p>RakNet &gt;</text:p>
          </table:table-cell>
          <table:table-cell table:style-name="ce26" office:value-type="string">
            <text:p>ID_REPLICA_MANAGER_SERIALIZE</text:p>
          </table:table-cell>
          <table:table-cell table:style-name="ce32" office:value-type="string">
            <text:p>&gt;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office:value-type="string">
            <text:p>Entity::Deserialize()</text:p>
            <text:p>RakNetEntity::requestFilesFromCacheManager()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/>
          <table:table-cell table:style-name="ce17" office:value-type="string">
            <text:p>*requestFile()</text:p>
          </table:table-cell>
          <table:table-cell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ce15" office:value-type="string">
            <text:p>&lt;</text:p>
          </table:table-cell>
          <table:table-cell table:style-name="ce27" office:value-type="string">
            <text:p>ID_REQUESTING_FILETRANSFER</text:p>
          </table:table-cell>
          <table:table-cell table:style-name="ce41" office:value-type="string">
            <text:p>&lt; RakNet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office:value-type="string">
            <text:p>Peer::run()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/>
          <table:table-cell office:value-type="string">
            <text:p>*sendFile()</text:p>
          </table:table-cell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ce14"/>
          <table:table-cell table:style-name="ce27"/>
          <table:table-cell table:style-name="ce14" office:value-type="string">
            <text:p>RakNet &g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SERIALIZE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4"/>
          <table:table-cell table:number-columns-repeated="2"/>
          <table:table-cell table:style-name="ce25"/>
          <table:table-cell table:number-columns-repeated="2"/>
          <table:table-cell office:value-type="string">
            <text:p>Entity::Deserialize()</text:p>
            <text:p>RakNetEntity::requestFilesFromCacheManager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ce14"/>
          <table:table-cell table:style-name="ce27"/>
          <table:table-cell table:style-name="ce14" office:value-type="string">
            <text:p>RakNet sleeping ...</text:p>
          </table:table-cell>
          <table:table-cell table:number-columns-repeated="2"/>
          <table:table-cell table:style-name="ce25"/>
          <table:table-cell/>
          <table:table-cell table:style-name="ce17" office:value-type="string">
            <text:p>*requestFile()</text:p>
          </table:table-cell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REQUESTING_FILETRANSFER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ce14" office:value-type="string">
            <text:p>RakNet &gt;</text:p>
          </table:table-cell>
          <table:table-cell table:style-name="ce27" office:value-type="string">
            <text:p>ID_DOWNLOAD_PROGRESS (50%)</text:p>
          </table:table-cell>
          <table:table-cell table:style-name="ce32" office:value-type="string">
            <text:p>&gt;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ce14"/>
          <table:table-cell table:style-name="ce27"/>
          <table:table-cell table:style-name="ce32"/>
          <table:table-cell table:style-name="ce22" office:value-type="string">
            <text:p>OnFileProgress(50%)</text:p>
          </table:table-cell>
          <table:table-cell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ce14" office:value-type="string">
            <text:p>RakNet &gt;</text:p>
          </table:table-cell>
          <table:table-cell table:style-name="ce27" office:value-type="string">
            <text:p>ID_DOWNLOAD_PROGRESS (100%)</text:p>
          </table:table-cell>
          <table:table-cell table:style-name="ce32" office:value-type="string">
            <text:p>&gt;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2"/>
          <table:table-cell table:style-name="ce14"/>
          <table:table-cell table:style-name="ce27"/>
          <table:table-cell table:style-name="ce32"/>
          <table:table-cell table:style-name="ce23" office:value-type="string">
            <text:p>OnFile()</text:p>
          </table:table-cell>
          <table:table-cell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4" office:value-type="string">
            <text:p>RakNet &g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DOWNLOAD_PROGRESS (50%)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4"/>
          <table:table-cell table:style-name="ce21" table:number-columns-repeated="2"/>
          <table:table-cell table:style-name="ce27"/>
          <table:table-cell table:style-name="ce21"/>
          <table:table-cell table:style-name="ce56" office:value-type="string">
            <text:p>OnFileProgress(50%)</text:p>
          </table:table-cell>
          <table:table-cell table:style-name="ce3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4" office:value-type="string">
            <text:p>RakNet &g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DOWNLOAD_PROGRESS (100%)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/>
          <table:table-cell table:style-name="ce23" office:value-type="string">
            <text:p>OnFile()</text:p>
          </table:table-cell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19" office:value-type="string">
            <text:p>Entity::onTransferComplete()</text:p>
            <text:p>onUpdatedEntity()</text:p>
          </table:table-cell>
          <table:table-cell table:number-columns-repeated="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29"/>
          <table:table-cell table:style-name="ce21"/>
          <table:table-cell table:style-name="ce15" office:value-type="string">
            <text:p>&gt;</text:p>
          </table:table-cell>
          <table:table-cell table:style-name="ce25" office:value-type="string">
            <text:p>HandleEvt(&lt;evt&gt;ETUpdatedEntity&lt;/evt&gt;)</text:p>
          </table:table-cell>
          <table:table-cell table:style-name="ce39" office:value-type="string">
            <text:p>&gt;</text:p>
          </table:table-cell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processEvents()</text:p>
            <text:p>onPeerUpdated()</text:p>
            <text:p>OgrePeerManager::update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2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6" office:value-type="string">
            <text:p>4- Avatar1 creates 1 object in the world.</text:p>
          </table:table-cell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 office:value-type="string">
            <text:p>Open Modeler, create 1 box</text:p>
          </table:table-cell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office:value-type="string">
            <text:p>NavigatorGUI::modelerMainCreateBox()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 office:value-type="string">
            <text:p>Quit Modeler, autosave object</text:p>
          </table:table-cell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 table:style-name="ce19" office:value-type="string">
            <text:p>Navigator::endModeling()</text:p>
            <text:p><text:span text:style-name="T1">Navigator::mdlrXMLSave()</text:span></text:p>
            <text:p><text:span text:style-name="T1">Modeler::XMLSave()</text:span></text:p>
            <text:p><text:span text:style-name="T1">OgrePeerManager::onObject3DSave()</text:span></text:p>
            <text:p><text:span text:style-name="T1">new Object(new XmlEntity)</text:span>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ce33" office:value-type="string">
            <text:p>&lt;</text:p>
          </table:table-cell>
          <table:table-cell table:style-name="ce25" office:value-type="string">
            <text:p>SendEvt(&lt;evt&gt;ETNewEntity&lt;/evt&gt;)</text:p>
          </table:table-cell>
          <table:table-cell table:style-name="ce21" office:value-type="string">
            <text:p>_____</text:p>
          </table:table-cell>
          <table:table-cell table:style-name="ce41" office:value-type="string">
            <text:p>&lt;</text:p>
          </table:table-cell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"/>
          <table:table-cell office:value-type="string">
            <text:p>Peer::sendEvt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"/>
          <table:table-cell office:value-type="string">
            <text:p>Peer::run()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6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office:value-type="string">
            <text:p>processEvt()</text:p>
            <text:p>new Entity()</text:p>
            <text:p>RakNetEntity::AddFilesInCacheManager()</text:p>
            <text:p>RakNetEntity::addEntity()</text:p>
          </table:table-cell>
          <table:table-cell table:number-columns-repeated="2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Default"/>
          <table:table-cell office:value-type="string">
            <text:p>addFile()</text:p>
            <text:p>+ SOF</text:p>
          </table:table-cell>
          <table:table-cell table:style-name="Default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office:value-type="string">
            <text:p>onNewEntity()</text:p>
            <text:p>+OwnedEntity</text:p>
            <text:p>RakNetEntity + SerialAuth</text:p>
          </table:table-cell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4" office:value-type="string">
            <text:p>RakNet sleeping ...</text:p>
          </table:table-cell>
          <table:table-cell table:number-columns-repeated="2"/>
          <table:table-cell table:style-name="ce25"/>
          <table:table-cell office:value-type="string">
            <text:p>RakNetEntity::BroadcastConstruction()</text:p>
          </table:table-cell>
          <table:table-cell table:style-name="Default"/>
          <table:table-cell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CONSTRUCTION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office:value-type="string">
            <text:p>RM2Connection::Construct()</text:p>
            <text:p>new Entity</text:p>
          </table:table-cell>
          <table:table-cell table:style-name="ce21" table:number-columns-repeated="2"/>
          <table:table-cell table:style-name="ce26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6" office:value-type="string">
            <text:p>ID_REPLICA_MANAGER_SERIALIZE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5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6" office:value-type="string">
            <text:p>Entity::Deserialize()</text:p>
            <text:p>RakNetEntity::requestFilesFromCacheManager()</text:p>
          </table:table-cell>
          <table:table-cell table:style-name="ce21" table:number-columns-repeated="2"/>
          <table:table-cell table:style-name="ce26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6"/>
          <table:table-cell table:style-name="ce17" office:value-type="string">
            <text:p>requestFile()</text:p>
          </table:table-cell>
          <table:table-cell table:style-name="ce21"/>
          <table:table-cell table:style-name="ce26"/>
          <table:table-cell table:number-columns-repeated="3"/>
          <table:table-cell table:style-name="ce25"/>
          <table:table-cell table:style-name="ce36"/>
          <table:table-cell/>
          <table:table-cell table:style-name="ce25"/>
          <table:table-cell/>
          <table:table-cell table:style-name="ce45"/>
          <table:table-cell table:number-columns-repeated="235"/>
        </table:table-row>
        <table:table-row table:style-name="ro4">
          <table:table-cell table:style-name="ce5"/>
          <table:table-cell table:style-name="ce36"/>
          <table:table-cell/>
          <table:table-cell table:style-name="ce25"/>
          <table:table-cell table:number-columns-repeated="3"/>
          <table:table-cell table:style-name="ce25"/>
          <table:table-cell table:style-name="ce15" office:value-type="string">
            <text:p>RakNet &g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REQUESTING_FILETRANSFER</text:p>
          </table:table-cell>
          <table:table-cell table:number-columns-repeated="2" table:style-name="ce21" office:value-type="string">
            <text:p>_____</text:p>
          </table:table-cell>
          <table:table-cell table:style-name="ce32" office:value-type="string">
            <text:p>&gt;</text:p>
          </table:table-cell>
          <table:table-cell table:style-name="ce25"/>
          <table:table-cell table:style-name="ce36"/>
          <table:table-cell/>
          <table:table-cell table:style-name="ce5"/>
          <table:table-cell/>
          <table:table-cell table:style-name="ce2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25"/>
          <table:table-cell table:number-columns-repeated="2"/>
          <table:table-cell office:value-type="string">
            <text:p>Peer::run()</text:p>
          </table:table-cell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25"/>
          <table:table-cell/>
          <table:table-cell office:value-type="string">
            <text:p>sendFile()</text:p>
          </table:table-cell>
          <table:table-cell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5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office:value-type="string">
            <text:p>RakNetEntity::addEntity()</text:p>
            <text:p>Entity::OnNewEntity()</text:p>
            <text:p>SiteNode::onNewEntity()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15" office:value-type="string">
            <text:p>&lt;</text:p>
          </table:table-cell>
          <table:table-cell table:style-name="ce26" office:value-type="string">
            <text:p>ID_REPLICA_MANAGER_CONSTRUCTION</text:p>
          </table:table-cell>
          <table:table-cell table:style-name="ce55" office:value-type="string">
            <text:p>&lt; RakNet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8">
          <table:table-cell table:style-name="ce5"/>
          <table:table-cell table:number-columns-repeated="2"/>
          <table:table-cell table:style-name="ce5"/>
          <table:table-cell table:number-columns-repeated="2"/>
          <table:table-cell office:value-type="string">
            <text:p>RM2Connection::Construct()</text:p>
            <text:p>new Entity</text:p>
          </table:table-cell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15" office:value-type="string">
            <text:p>&lt;</text:p>
          </table:table-cell>
          <table:table-cell table:style-name="ce26" office:value-type="string">
            <text:p>ID_REPLICA_MANAGER_SERIALIZE</text:p>
          </table:table-cell>
          <table:table-cell table:style-name="ce55" office:value-type="string">
            <text:p>&lt; RakNet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5">
          <table:table-cell table:style-name="ce5"/>
          <table:table-cell table:number-columns-repeated="2"/>
          <table:table-cell table:style-name="ce5"/>
          <table:table-cell table:number-columns-repeated="2"/>
          <table:table-cell office:value-type="string">
            <text:p>Entity::Deserialize()</text:p>
            <text:p>RakNetEntity::requestFilesFromCacheManager()</text:p>
          </table:table-cell>
          <table:table-cell table:style-name="ce5"/>
          <table:table-cell table:number-columns-repeated="3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/>
          <table:table-cell table:style-name="ce17" office:value-type="string">
            <text:p>requestFile()</text:p>
          </table:table-cell>
          <table:table-cell/>
          <table:table-cell table:style-name="ce5"/>
          <table:table-cell table:style-name="ce14" office:value-type="string">
            <text:p>RakNet sleeping ...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15" office:value-type="string">
            <text:p>RakNet &gt;</text:p>
          </table:table-cell>
          <table:table-cell table:style-name="ce27" office:value-type="string">
            <text:p>ID_REQUESTING_FILETRANSFER</text:p>
          </table:table-cell>
          <table:table-cell table:style-name="ce32" office:value-type="string">
            <text:p>&gt;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DOWNLOAD_PROGRESS (33%)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style-name="ce12"/>
          <table:table-cell table:style-name="ce22" office:value-type="string">
            <text:p>OnFileProgress(33%)</text:p>
          </table:table-cell>
          <table:table-cell table:style-name="ce21"/>
          <table:table-cell table:style-name="ce27"/>
          <table:table-cell table:style-name="ce21" table:number-columns-repeated="2"/>
          <table:table-cell table:style-name="ce34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DOWNLOAD_PROGRESS (66%)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style-name="ce12"/>
          <table:table-cell table:style-name="ce22" office:value-type="string">
            <text:p>OnFileProgress(66%)</text:p>
          </table:table-cell>
          <table:table-cell table:style-name="ce21"/>
          <table:table-cell table:style-name="ce27"/>
          <table:table-cell table:style-name="ce21" table:number-columns-repeated="2"/>
          <table:table-cell table:style-name="ce34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style-name="ce15" office:value-type="string">
            <text:p>&lt;</text:p>
          </table:table-cell>
          <table:table-cell table:number-columns-repeated="2" table:style-name="ce21" office:value-type="string">
            <text:p>_____</text:p>
          </table:table-cell>
          <table:table-cell table:style-name="ce27" office:value-type="string">
            <text:p>ID_DOWNLOAD_PROGRESS (100%)</text:p>
          </table:table-cell>
          <table:table-cell table:number-columns-repeated="2" table:style-name="ce21" office:value-type="string">
            <text:p>_____</text:p>
          </table:table-cell>
          <table:table-cell table:style-name="ce31" office:value-type="string">
            <text:p>&lt; RakNet</text:p>
          </table:table-cell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/>
          <table:table-cell table:style-name="ce23" office:value-type="string">
            <text:p>OnFile()</text:p>
          </table:table-cell>
          <table:table-cell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8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office:value-type="string">
            <text:p>RakNetEntity::onTransferComplete()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style-name="ce36"/>
          <table:table-cell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15" office:value-type="string">
            <text:p>&lt;</text:p>
          </table:table-cell>
          <table:table-cell table:style-name="ce27" office:value-type="string">
            <text:p>ID_DOWNLOAD_PROGRESS (33%)</text:p>
          </table:table-cell>
          <table:table-cell table:style-name="ce55" office:value-type="string">
            <text:p>&lt; RakNet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/>
          <table:table-cell table:style-name="ce54" office:value-type="string">
            <text:p>OnFileProgress(33%)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15" office:value-type="string">
            <text:p>&lt;</text:p>
          </table:table-cell>
          <table:table-cell table:style-name="ce27" office:value-type="string">
            <text:p>ID_DOWNLOAD_PROGRESS (66%)</text:p>
          </table:table-cell>
          <table:table-cell table:style-name="ce55" office:value-type="string">
            <text:p>&lt; RakNet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/>
          <table:table-cell table:style-name="ce54" office:value-type="string">
            <text:p>OnFileProgress(66%)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15" office:value-type="string">
            <text:p>&lt;</text:p>
          </table:table-cell>
          <table:table-cell table:style-name="ce27" office:value-type="string">
            <text:p>ID_DOWNLOAD_PROGRESS (100%)</text:p>
          </table:table-cell>
          <table:table-cell table:style-name="ce55" office:value-type="string">
            <text:p>&lt; RakNet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/>
          <table:table-cell table:style-name="ce23" office:value-type="string">
            <text:p>OnFile()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5">
          <table:table-cell table:style-name="ce5"/>
          <table:table-cell table:number-columns-repeated="2"/>
          <table:table-cell table:style-name="ce5"/>
          <table:table-cell table:style-name="ce23"/>
          <table:table-cell/>
          <table:table-cell office:value-type="string">
            <text:p><text:span text:style-name="T2">Entity::OnTransferComplete()</text:span></text:p>
            <text:p><text:span text:style-name="T3">RakNetEntity::addEntity()</text:span></text:p>
            <text:p><text:span text:style-name="T3">Entity::OnNewEntity()</text:span></text:p>
          </table:table-cell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4">
          <table:table-cell table:style-name="ce5"/>
          <table:table-cell table:number-columns-repeated="2"/>
          <table:table-cell table:style-name="ce5"/>
          <table:table-cell office:value-type="string">
            <text:p>onNewEntity() 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8">
          <table:table-cell table:style-name="ce5"/>
          <table:table-cell table:style-name="ce36"/>
          <table:table-cell table:style-name="ce36" office:value-type="string">
            <text:p>handleEvt()</text:p>
            <text:p>P2NNullClient::handleEvt()</text:p>
          </table:table-cell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8">
          <table:table-cell table:style-name="ce5"/>
          <table:table-cell table:style-name="ce39"/>
          <table:table-cell table:style-name="ce15" office:value-type="string">
            <text:p>&lt;</text:p>
          </table:table-cell>
          <table:table-cell table:style-name="ce45" office:value-type="string">
            <text:p>HandleEvt(&lt;evt&gt;ETNewEntity&lt;/evt&gt;)</text:p>
          </table:table-cell>
          <table:table-cell table:number-columns-repeated="2" table:style-name="ce21" office:value-type="string">
            <text:p>_____</text:p>
          </table:table-cell>
          <table:table-cell table:style-name="ce41" office:value-type="string">
            <text:p>&lt;</text:p>
          </table:table-cell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5">
          <table:table-cell table:style-name="ce5"/>
          <table:table-cell table:style-name="ce40" office:value-type="string">
            <text:p>processEvents()</text:p>
            <text:p>onPeerNew()</text:p>
            <text:p>OgrePeerManager::load()</text:p>
          </table:table-cell>
          <table:table-cell table:style-name="ce40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2" table:number-rows-repeated="7"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35"/>
        </table:table-row>
        <table:table-row table:style-name="ro2" table:number-rows-repeated="6533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3">13/03/2009</text:date>, <text:time>17:0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regory Jan</meta:initial-creator>
    <meta:creation-date>2009-02-23T14:59:00</meta:creation-date>
    <dc:creator>Christophe Floutier</dc:creator>
    <dc:date>2009-03-13T17:04:17.73</dc:date>
    <meta:editing-cycles>366</meta:editing-cycles>
    <meta:editing-duration>PT32H43M54S</meta:editing-duration>
    <meta:document-statistic meta:table-count="3" meta:cell-count="855" meta:object-count="0"/>
    <meta:user-defined meta:name="Info 1"/>
    <meta:user-defined meta:name="Info 2"/>
    <meta:user-defined meta:name="Info 3"/>
    <meta:user-defined meta:name="Info 4"/>
  </office:meta>
</office:document-meta>
</file>